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Standard" style:family="paragraph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T88" style:parent-style-name="Absatz-Standardschriftart" style:family="text">
      <style:text-properties fo:language="en" fo:country="GB"/>
    </style:style>
    <style:style style:name="T89" style:parent-style-name="Absatz-Standardschriftart" style:family="text">
      <style:text-properties fo:language="fr" fo:country="CH"/>
    </style:style>
    <style:style style:name="P90" style:parent-style-name="Standard" style:family="paragraph">
      <style:text-properties fo:language="fr" fo:country="CH"/>
    </style:style>
    <style:style style:name="T91" style:parent-style-name="Absatz-Standardschriftart" style:family="text">
      <style:text-properties fo:language="fr" fo:country="CH"/>
    </style:style>
    <style:style style:name="T92" style:parent-style-name="Absatz-Standardschriftart" style:family="text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text-properties fo:language="en" fo:country="GB"/>
    </style:style>
    <style:style style:name="P103" style:parent-style-name="Standard" style:family="paragraph"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name="P105" style:parent-style-name="Standard" style:family="paragraph">
      <style:text-properties fo:language="en" fo:country="GB"/>
    </style:style>
    <style:style style:name="P106" style:parent-style-name="Standard" style:family="paragraph">
      <style:text-properties fo:language="en" fo:country="GB"/>
    </style:style>
    <style:style style:name="P107" style:parent-style-name="Standard" style:family="paragraph">
      <style:text-properties fo:language="en" fo:country="GB"/>
    </style:style>
    <style:style style:name="P108" style:parent-style-name="Standard" style:family="paragraph">
      <style:text-properties fo:language="en" fo:country="GB"/>
    </style:style>
    <style:style style:name="P109" style:parent-style-name="Standard" style:family="paragraph">
      <style:text-properties fo:language="en" fo:country="GB"/>
    </style:style>
    <style:style style:name="P110" style:parent-style-name="Standard" style:family="paragraph">
      <style:text-properties fo:language="en" fo:country="GB"/>
    </style:style>
    <style:style style:name="P111" style:parent-style-name="Standard" style:family="paragraph">
      <style:text-properties fo:language="en" fo:country="GB"/>
    </style:style>
    <style:style style:name="P112" style:parent-style-name="Standard" style:family="paragraph">
      <style:text-properties fo:language="en" fo:country="GB"/>
    </style:style>
    <style:style style:name="P113" style:parent-style-name="Standard" style:family="paragraph">
      <style:text-properties fo:language="en" fo:country="GB"/>
    </style:style>
    <style:style style:name="P114" style:parent-style-name="Standard" style:family="paragraph">
      <style:text-properties fo:language="en" fo:country="GB"/>
    </style:style>
    <style:style style:name="P115" style:parent-style-name="Standard" style:family="paragraph">
      <style:text-properties fo:language="en" fo:country="GB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>
      <style:text-properties fo:language="en" fo:country="GB"/>
    </style:style>
    <style:style style:name="P118" style:parent-style-name="Standard" style:family="paragraph">
      <style:text-properties fo:language="en" fo:country="GB"/>
    </style:style>
    <style:style style:name="P119" style:parent-style-name="Standard" style:family="paragraph">
      <style:text-properties fo:language="en" fo:country="GB"/>
    </style:style>
    <style:style style:name="P120" style:parent-style-name="Standard" style:family="paragraph">
      <style:text-properties fo:language="en" fo:country="GB"/>
    </style:style>
    <style:style style:name="P121" style:parent-style-name="Standard" style:family="paragraph">
      <style:text-properties fo:language="en" fo:country="GB"/>
    </style:style>
    <style:style style:name="P122" style:parent-style-name="Standard" style:family="paragraph">
      <style:text-properties fo:language="en" fo:country="GB"/>
    </style:style>
    <style:style style:name="P123" style:parent-style-name="Standard" style:family="paragraph">
      <style:text-properties fo:language="en" fo:country="GB"/>
    </style:style>
    <style:style style:name="P124" style:parent-style-name="Standard" style:family="paragraph">
      <style:text-properties fo:language="en" fo:country="GB"/>
    </style:style>
    <style:style style:name="P125" style:parent-style-name="Standard" style:family="paragraph">
      <style:text-properties fo:language="en" fo:country="GB"/>
    </style:style>
    <style:style style:name="P126" style:parent-style-name="Standard" style:family="paragraph">
      <style:text-properties fo:language="en" fo:country="GB"/>
    </style:style>
    <style:style style:name="P127" style:parent-style-name="Standard" style:family="paragraph">
      <style:text-properties fo:language="en" fo:country="GB"/>
    </style:style>
    <style:style style:name="P128" style:parent-style-name="Standard" style:family="paragraph">
      <style:text-properties fo:language="en" fo:country="GB"/>
    </style:style>
    <style:style style:name="P129" style:parent-style-name="Standard" style:family="paragraph">
      <style:text-properties fo:language="en" fo:country="GB"/>
    </style:style>
    <style:style style:name="P130" style:parent-style-name="Standard" style:family="paragraph">
      <style:text-properties fo:language="en" fo:country="GB"/>
    </style:style>
    <style:style style:name="P131" style:parent-style-name="Standard" style:family="paragraph">
      <style:text-properties fo:language="en" fo:country="GB"/>
    </style:style>
    <style:style style:name="P132" style:parent-style-name="Standard" style:family="paragraph">
      <style:text-properties fo:language="en" fo:country="GB"/>
    </style:style>
    <style:style style:name="P133" style:parent-style-name="Standard" style:family="paragraph">
      <style:text-properties fo:language="en" fo:country="GB"/>
    </style:style>
    <style:style style:name="P134" style:parent-style-name="Standard" style:family="paragraph">
      <style:text-properties fo:language="en" fo:country="GB"/>
    </style:style>
    <style:style style:name="P135" style:parent-style-name="Standard" style:family="paragraph">
      <style:text-properties fo:language="en" fo:country="GB"/>
    </style:style>
    <style:style style:name="P136" style:parent-style-name="Standard" style:family="paragraph">
      <style:text-properties fo:language="en" fo:country="GB"/>
    </style:style>
    <style:style style:name="P137" style:parent-style-name="Standard" style:family="paragraph">
      <style:text-properties fo:language="en" fo:country="GB"/>
    </style:style>
    <style:style style:name="P138" style:parent-style-name="Standard" style:family="paragraph">
      <style:text-properties fo:language="en" fo:country="GB"/>
    </style:style>
    <style:style style:name="P139" style:parent-style-name="Standard" style:family="paragraph">
      <style:text-properties fo:language="en" fo:country="GB"/>
    </style:style>
    <style:style style:name="P140" style:parent-style-name="Standard" style:family="paragraph">
      <style:text-properties fo:language="en" fo:country="GB"/>
    </style:style>
    <style:style style:name="P141" style:parent-style-name="Standard" style:family="paragraph">
      <style:text-properties fo:language="en" fo:country="GB"/>
    </style:style>
    <style:style style:name="P142" style:parent-style-name="Standard" style:family="paragraph">
      <style:text-properties fo:language="en" fo:country="GB"/>
    </style:style>
    <style:style style:name="P143" style:parent-style-name="Standard" style:family="paragraph">
      <style:text-properties fo:language="en" fo:country="GB"/>
    </style:style>
    <style:style style:name="P144" style:parent-style-name="Standard" style:family="paragraph">
      <style:text-properties fo:language="en" fo:country="GB"/>
    </style:style>
    <style:style style:name="P145" style:parent-style-name="Standard" style:family="paragraph">
      <style:text-properties fo:language="en" fo:country="GB"/>
    </style:style>
    <style:style style:name="P146" style:parent-style-name="Standard" style:family="paragraph">
      <style:text-properties fo:language="en" fo:country="GB"/>
    </style:style>
    <style:style style:name="P147" style:parent-style-name="Standard" style:family="paragraph">
      <style:text-properties fo:language="en" fo:country="GB"/>
    </style:style>
    <style:style style:name="P148" style:parent-style-name="Standard" style:family="paragraph">
      <style:text-properties fo:language="en" fo:country="GB"/>
    </style:style>
    <style:style style:name="P149" style:parent-style-name="Standard" style:family="paragraph">
      <style:text-properties fo:language="en" fo:country="GB"/>
    </style:style>
    <style:style style:name="P150" style:parent-style-name="Standard" style:family="paragraph">
      <style:text-properties fo:language="en" fo:country="GB"/>
    </style:style>
    <style:style style:name="P151" style:parent-style-name="Standard" style:family="paragraph">
      <style:text-properties fo:language="en" fo:country="GB"/>
    </style:style>
    <style:style style:name="P152" style:parent-style-name="Standard" style:family="paragraph">
      <style:text-properties fo:language="en" fo:country="GB"/>
    </style:style>
    <style:style style:name="P153" style:parent-style-name="Standard" style:family="paragraph">
      <style:text-properties fo:language="en" fo:country="GB"/>
    </style:style>
    <style:style style:name="P154" style:parent-style-name="Standard" style:family="paragraph">
      <style:text-properties fo:language="en" fo:country="GB"/>
    </style:style>
    <style:style style:name="P155" style:parent-style-name="Standard" style:family="paragraph">
      <style:text-properties fo:language="en" fo:country="GB"/>
    </style:style>
    <style:style style:name="T156" style:parent-style-name="Absatz-Standardschriftart" style:family="text">
      <style:text-properties fo:language="en" fo:country="GB"/>
    </style:style>
    <style:style style:name="T157" style:parent-style-name="Absatz-Standardschriftart" style:family="text">
      <style:text-properties fo:language="fr" fo:country="CH"/>
    </style:style>
    <style:style style:name="P158" style:parent-style-name="Standard" style:family="paragraph">
      <style:text-properties fo:language="fr" fo:country="CH"/>
    </style:style>
    <style:style style:name="P159" style:parent-style-name="Standard" style:family="paragraph">
      <style:text-properties fo:language="fr" fo:country="CH"/>
    </style:style>
    <style:style style:name="P160" style:parent-style-name="Standard" style:family="paragraph">
      <style:text-properties fo:language="fr" fo:country="CH"/>
    </style:style>
    <style:style style:name="T161" style:parent-style-name="Absatz-Standardschriftart" style:family="text">
      <style:text-properties fo:language="fr" fo:country="CH"/>
    </style:style>
    <style:style style:name="T162" style:parent-style-name="Absatz-Standardschriftart" style:family="text">
      <style:text-properties fo:language="en" fo:country="GB"/>
    </style:style>
    <style:style style:name="P163" style:parent-style-name="Standard" style:family="paragraph">
      <style:text-properties fo:language="en" fo:country="GB"/>
    </style:style>
    <style:style style:name="P164" style:parent-style-name="Standard" style:family="paragraph">
      <style:text-properties fo:language="en" fo:country="GB"/>
    </style:style>
    <style:style style:name="P165" style:parent-style-name="Standard" style:family="paragraph">
      <style:text-properties fo:language="en" fo:country="GB"/>
    </style:style>
    <style:style style:name="P166" style:parent-style-name="Standard" style:family="paragraph">
      <style:text-properties fo:language="en" fo:country="GB"/>
    </style:style>
    <style:style style:name="P167" style:parent-style-name="Standard" style:family="paragraph">
      <style:text-properties fo:language="en" fo:country="GB"/>
    </style:style>
    <style:style style:name="P168" style:parent-style-name="Standard" style:family="paragraph">
      <style:text-properties fo:language="en" fo:country="GB"/>
    </style:style>
    <style:style style:name="P169" style:parent-style-name="Standard" style:family="paragraph">
      <style:text-properties fo:language="en" fo:country="GB"/>
    </style:style>
    <style:style style:name="P170" style:parent-style-name="Standard" style:family="paragraph">
      <style:text-properties fo:language="en" fo:country="GB"/>
    </style:style>
    <style:style style:name="P171" style:parent-style-name="Standard" style:family="paragraph">
      <style:text-properties fo:language="en" fo:country="GB"/>
    </style:style>
    <style:style style:name="P172" style:parent-style-name="Standard" style:family="paragraph">
      <style:text-properties fo:language="en" fo:country="GB"/>
    </style:style>
    <style:style style:name="P173" style:parent-style-name="Standard" style:family="paragraph">
      <style:text-properties fo:language="en" fo:country="GB"/>
    </style:style>
    <style:style style:name="P174" style:parent-style-name="Standard" style:family="paragraph">
      <style:text-properties fo:language="en" fo:country="GB"/>
    </style:style>
    <style:style style:name="P175" style:parent-style-name="Standard" style:family="paragraph">
      <style:text-properties fo:language="en" fo:country="GB"/>
    </style:style>
    <style:style style:name="P176" style:parent-style-name="Standard" style:family="paragraph">
      <style:text-properties fo:language="en" fo:country="GB"/>
    </style:style>
    <style:style style:name="P177" style:parent-style-name="Standard" style:family="paragraph">
      <style:text-properties fo:language="en" fo:country="GB"/>
    </style:style>
    <style:style style:name="P178" style:parent-style-name="Standard" style:family="paragraph">
      <style:text-properties fo:language="en" fo:country="GB"/>
    </style:style>
    <style:style style:name="P179" style:parent-style-name="Standard" style:family="paragraph">
      <style:text-properties fo:language="en" fo:country="GB"/>
    </style:style>
    <style:style style:name="P180" style:parent-style-name="Standard" style:family="paragraph">
      <style:text-properties fo:language="en" fo:country="GB"/>
    </style:style>
    <style:style style:name="P181" style:parent-style-name="Standard" style:family="paragraph">
      <style:text-properties fo:language="en" fo:country="GB"/>
    </style:style>
    <style:style style:name="P182" style:parent-style-name="Standard" style:family="paragraph">
      <style:text-properties fo:language="en" fo:country="GB"/>
    </style:style>
    <style:style style:name="P183" style:parent-style-name="Standard" style:family="paragraph">
      <style:text-properties fo:language="en" fo:country="GB"/>
    </style:style>
    <style:style style:name="P184" style:parent-style-name="Standard" style:family="paragraph">
      <style:text-properties fo:language="en" fo:country="GB"/>
    </style:style>
    <style:style style:name="P185" style:parent-style-name="Standard" style:family="paragraph">
      <style:text-properties fo:language="en" fo:country="GB"/>
    </style:style>
    <style:style style:name="P186" style:parent-style-name="Standard" style:family="paragraph">
      <style:text-properties fo:language="en" fo:country="GB"/>
    </style:style>
    <style:style style:name="P187" style:parent-style-name="Standard" style:family="paragraph">
      <style:text-properties fo:language="en" fo:country="GB"/>
    </style:style>
    <style:style style:name="P188" style:parent-style-name="Standard" style:family="paragraph">
      <style:text-properties fo:language="en" fo:country="GB"/>
    </style:style>
    <style:style style:name="P189" style:parent-style-name="Standard" style:family="paragraph">
      <style:text-properties fo:language="en" fo:country="GB"/>
    </style:style>
    <style:style style:name="P190" style:parent-style-name="Standard" style:family="paragraph">
      <style:text-properties fo:language="en" fo:country="GB"/>
    </style:style>
    <style:style style:name="P191" style:parent-style-name="Standard" style:family="paragraph">
      <style:text-properties fo:language="en" fo:country="GB"/>
    </style:style>
    <style:style style:name="P192" style:parent-style-name="Standard" style:family="paragraph">
      <style:text-properties fo:language="en" fo:country="GB"/>
    </style:style>
    <style:style style:name="P193" style:parent-style-name="Standard" style:family="paragraph">
      <style:text-properties fo:language="en" fo:country="GB"/>
    </style:style>
    <style:style style:name="P194" style:parent-style-name="Standard" style:family="paragraph">
      <style:text-properties fo:language="en" fo:country="GB"/>
    </style:style>
    <style:style style:name="P195" style:parent-style-name="Standard" style:family="paragraph">
      <style:text-properties fo:language="en" fo:country="GB"/>
    </style:style>
    <style:style style:name="P196" style:parent-style-name="Standard" style:family="paragraph">
      <style:text-properties fo:language="en" fo:country="GB"/>
    </style:style>
    <style:style style:name="P197" style:parent-style-name="Standard" style:family="paragraph">
      <style:text-properties fo:language="en" fo:country="GB"/>
    </style:style>
    <style:style style:name="P198" style:parent-style-name="Standard" style:family="paragraph">
      <style:text-properties fo:language="en" fo:country="GB"/>
    </style:style>
    <style:style style:name="P199" style:parent-style-name="Standard" style:family="paragraph">
      <style:text-properties fo:language="en" fo:country="GB"/>
    </style:style>
    <style:style style:name="P200" style:parent-style-name="Standard" style:family="paragraph">
      <style:text-properties fo:language="en" fo:country="GB"/>
    </style:style>
    <style:style style:name="P201" style:parent-style-name="Standard" style:family="paragraph">
      <style:text-properties fo:language="en" fo:country="GB"/>
    </style:style>
    <style:style style:name="P202" style:parent-style-name="Standard" style:family="paragraph">
      <style:text-properties fo:language="en" fo:country="GB"/>
    </style:style>
    <style:style style:name="P203" style:parent-style-name="Standard" style:family="paragraph">
      <style:text-properties fo:language="en" fo:country="GB"/>
    </style:style>
    <style:style style:name="P204" style:parent-style-name="Standard" style:family="paragraph">
      <style:text-properties fo:language="en" fo:country="GB"/>
    </style:style>
    <style:style style:name="P205" style:parent-style-name="Standard" style:family="paragraph">
      <style:text-properties fo:language="en" fo:country="GB"/>
    </style:style>
    <style:style style:name="P206" style:parent-style-name="Standard" style:family="paragraph">
      <style:text-properties fo:language="en" fo:country="GB"/>
    </style:style>
    <style:style style:name="P207" style:parent-style-name="Standard" style:family="paragraph">
      <style:text-properties fo:language="en" fo:country="GB"/>
    </style:style>
    <style:style style:name="P208" style:parent-style-name="Standard" style:family="paragraph">
      <style:text-properties fo:language="en" fo:country="GB"/>
    </style:style>
    <style:style style:name="P209" style:parent-style-name="Standard" style:family="paragraph">
      <style:text-properties fo:language="en" fo:country="GB"/>
    </style:style>
    <style:style style:name="P210" style:parent-style-name="Standard" style:family="paragraph">
      <style:text-properties fo:language="en" fo:country="GB"/>
    </style:style>
    <style:style style:name="P211" style:parent-style-name="Standard" style:family="paragraph">
      <style:text-properties fo:language="en" fo:country="GB"/>
    </style:style>
    <style:style style:name="P212" style:parent-style-name="Standard" style:family="paragraph">
      <style:text-properties fo:language="en" fo:country="GB"/>
    </style:style>
    <style:style style:name="P213" style:parent-style-name="Standard" style:family="paragraph">
      <style:text-properties fo:language="en" fo:country="GB"/>
    </style:style>
    <style:style style:name="P214" style:parent-style-name="Standard" style:family="paragraph">
      <style:text-properties fo:language="en" fo:country="GB"/>
    </style:style>
    <style:style style:name="P215" style:parent-style-name="Standard" style:family="paragraph">
      <style:text-properties fo:language="en" fo:country="GB"/>
    </style:style>
    <style:style style:name="P216" style:parent-style-name="Standard" style:family="paragraph">
      <style:text-properties fo:language="en" fo:country="GB"/>
    </style:style>
    <style:style style:name="P217" style:parent-style-name="Standard" style:family="paragraph">
      <style:text-properties fo:language="en" fo:country="GB"/>
    </style:style>
    <style:style style:name="P218" style:parent-style-name="Standard" style:family="paragraph">
      <style:text-properties fo:language="en" fo:country="GB"/>
    </style:style>
    <style:style style:name="P219" style:parent-style-name="Standard" style:family="paragraph">
      <style:text-properties fo:language="en" fo:country="GB"/>
    </style:style>
    <style:style style:name="P220" style:parent-style-name="Standard" style:family="paragraph">
      <style:text-properties fo:language="en" fo:country="GB"/>
    </style:style>
    <style:style style:name="P221" style:parent-style-name="Standard" style:family="paragraph">
      <style:text-properties fo:language="en" fo:country="GB"/>
    </style:style>
    <style:style style:name="P222" style:parent-style-name="Standard" style:family="paragraph">
      <style:text-properties fo:language="en" fo:country="GB"/>
    </style:style>
    <style:style style:name="P223" style:parent-style-name="Standard" style:family="paragraph">
      <style:text-properties fo:language="en" fo:country="GB"/>
    </style:style>
    <style:style style:name="P224" style:parent-style-name="Standard" style:family="paragraph">
      <style:text-properties fo:language="en" fo:country="GB"/>
    </style:style>
    <style:style style:name="P225" style:parent-style-name="Standard" style:family="paragraph">
      <style:text-properties fo:language="en" fo:country="GB"/>
    </style:style>
    <style:style style:name="P226" style:parent-style-name="Standard" style:family="paragraph">
      <style:text-properties fo:language="en" fo:country="GB"/>
    </style:style>
    <style:style style:name="P227" style:parent-style-name="Standard" style:family="paragraph">
      <style:text-properties fo:language="en" fo:country="GB"/>
    </style:style>
    <style:style style:name="P228" style:parent-style-name="Standard" style:family="paragraph">
      <style:text-properties fo:language="en" fo:country="GB"/>
    </style:style>
    <style:style style:name="P229" style:parent-style-name="Standard" style:family="paragraph">
      <style:text-properties fo:language="en" fo:country="GB"/>
    </style:style>
    <style:style style:name="P230" style:parent-style-name="Standard" style:family="paragraph">
      <style:text-properties fo:language="en" fo:country="GB"/>
    </style:style>
    <style:style style:name="P231" style:parent-style-name="Standard" style:family="paragraph">
      <style:text-properties fo:language="en" fo:country="GB"/>
    </style:style>
    <style:style style:name="P232" style:parent-style-name="Standard" style:family="paragraph">
      <style:text-properties fo:language="en" fo:country="GB"/>
    </style:style>
    <style:style style:name="P233" style:parent-style-name="Standard" style:family="paragraph">
      <style:text-properties fo:language="en" fo:country="GB"/>
    </style:style>
    <style:style style:name="P234" style:parent-style-name="Standard" style:family="paragraph">
      <style:text-properties fo:language="en" fo:country="GB"/>
    </style:style>
    <style:style style:name="P235" style:parent-style-name="Standard" style:family="paragraph">
      <style:text-properties fo:language="en" fo:country="GB"/>
    </style:style>
    <style:style style:name="P236" style:parent-style-name="Standard" style:family="paragraph">
      <style:text-properties fo:language="en" fo:country="GB"/>
    </style:style>
    <style:style style:name="P237" style:parent-style-name="Standard" style:family="paragraph">
      <style:text-properties fo:language="en" fo:country="GB"/>
    </style:style>
    <style:style style:name="P238" style:parent-style-name="Standard" style:family="paragraph">
      <style:text-properties fo:language="en" fo:country="GB"/>
    </style:style>
    <style:style style:name="P239" style:parent-style-name="Standard" style:family="paragraph">
      <style:text-properties fo:language="en" fo:country="GB"/>
    </style:style>
    <style:style style:name="P240" style:parent-style-name="Standard" style:family="paragraph">
      <style:text-properties fo:language="en" fo:country="GB"/>
    </style:style>
    <style:style style:name="P241" style:parent-style-name="Standard" style:family="paragraph">
      <style:text-properties fo:language="en" fo:country="GB"/>
    </style:style>
    <style:style style:name="P242" style:parent-style-name="Standard" style:family="paragraph">
      <style:text-properties fo:language="en" fo:country="GB"/>
    </style:style>
    <style:style style:name="P243" style:parent-style-name="Standard" style:family="paragraph">
      <style:text-properties fo:language="en" fo:country="GB"/>
    </style:style>
    <style:style style:name="P244" style:parent-style-name="Standard" style:family="paragraph">
      <style:text-properties fo:language="en" fo:country="GB"/>
    </style:style>
    <style:style style:name="P245" style:parent-style-name="Standard" style:family="paragraph">
      <style:text-properties fo:language="en" fo:country="GB"/>
    </style:style>
    <style:style style:name="P246" style:parent-style-name="Standard" style:family="paragraph">
      <style:text-properties fo:language="en" fo:country="GB"/>
    </style:style>
    <style:style style:name="P247" style:parent-style-name="Standard" style:family="paragraph">
      <style:text-properties fo:language="en" fo:country="GB"/>
    </style:style>
    <style:style style:name="P248" style:parent-style-name="Standard" style:family="paragraph">
      <style:text-properties fo:language="en" fo:country="GB"/>
    </style:style>
    <style:style style:name="P249" style:parent-style-name="Standard" style:family="paragraph">
      <style:text-properties fo:language="en" fo:country="GB"/>
    </style:style>
    <style:style style:name="P250" style:parent-style-name="Standard" style:family="paragraph">
      <style:text-properties fo:language="en" fo:country="GB"/>
    </style:style>
    <style:style style:name="P251" style:parent-style-name="Standard" style:family="paragraph">
      <style:text-properties fo:language="en" fo:country="GB"/>
    </style:style>
    <style:style style:name="P252" style:parent-style-name="Standard" style:family="paragraph">
      <style:text-properties fo:language="en" fo:country="GB"/>
    </style:style>
    <style:style style:name="P253" style:parent-style-name="Standard" style:family="paragraph">
      <style:text-properties fo:language="en" fo:country="GB"/>
    </style:style>
    <style:style style:name="P254" style:parent-style-name="Standard" style:family="paragraph">
      <style:text-properties fo:language="en" fo:country="GB"/>
    </style:style>
    <style:style style:name="P255" style:parent-style-name="Standard" style:family="paragraph">
      <style:text-properties fo:language="en" fo:country="GB"/>
    </style:style>
    <style:style style:name="P256" style:parent-style-name="Standard" style:family="paragraph">
      <style:text-properties fo:language="en" fo:country="GB"/>
    </style:style>
    <style:style style:name="P257" style:parent-style-name="Standard" style:family="paragraph">
      <style:text-properties fo:language="en" fo:country="GB"/>
    </style:style>
    <style:style style:name="P258" style:parent-style-name="Standard" style:family="paragraph">
      <style:text-properties fo:language="en" fo:country="GB"/>
    </style:style>
    <style:style style:name="P259" style:parent-style-name="Standard" style:family="paragraph">
      <style:text-properties fo:language="en" fo:country="GB"/>
    </style:style>
    <style:style style:name="P260" style:parent-style-name="Standard" style:family="paragraph">
      <style:text-properties fo:language="en" fo:country="GB"/>
    </style:style>
    <style:style style:name="P261" style:parent-style-name="Standard" style:family="paragraph">
      <style:text-properties fo:language="en" fo:country="GB"/>
    </style:style>
    <style:style style:name="P262" style:parent-style-name="Standard" style:family="paragraph">
      <style:text-properties fo:language="en" fo:country="GB"/>
    </style:style>
    <style:style style:name="P263" style:parent-style-name="Standard" style:family="paragraph">
      <style:text-properties fo:language="en" fo:country="GB"/>
    </style:style>
    <style:style style:name="P264" style:parent-style-name="Standard" style:family="paragraph">
      <style:text-properties fo:language="en" fo:country="GB"/>
    </style:style>
    <style:style style:name="P265" style:parent-style-name="Standard" style:family="paragraph">
      <style:text-properties fo:language="en" fo:country="GB"/>
    </style:style>
    <style:style style:name="P266" style:parent-style-name="Standard" style:family="paragraph">
      <style:text-properties fo:language="en" fo:country="GB"/>
    </style:style>
    <style:style style:name="P267" style:parent-style-name="Standard" style:family="paragraph">
      <style:text-properties fo:language="en" fo:country="GB"/>
    </style:style>
    <style:style style:name="P268" style:parent-style-name="Standard" style:family="paragraph">
      <style:text-properties fo:language="en" fo:country="GB"/>
    </style:style>
    <style:style style:name="P269" style:parent-style-name="Standard" style:family="paragraph">
      <style:text-properties fo:language="en" fo:country="GB"/>
    </style:style>
    <style:style style:name="P270" style:parent-style-name="Standard" style:family="paragraph">
      <style:text-properties fo:language="en" fo:country="GB"/>
    </style:style>
    <style:style style:name="P271" style:parent-style-name="Standard" style:family="paragraph">
      <style:text-properties fo:language="en" fo:country="GB"/>
    </style:style>
    <style:style style:name="P272" style:parent-style-name="Standard" style:family="paragraph">
      <style:text-properties fo:language="en" fo:country="GB"/>
    </style:style>
    <style:style style:name="P273" style:parent-style-name="Standard" style:family="paragraph">
      <style:text-properties fo:language="en" fo:country="GB"/>
    </style:style>
    <style:style style:name="P274" style:parent-style-name="Standard" style:family="paragraph">
      <style:text-properties fo:language="en" fo:country="GB"/>
    </style:style>
    <style:style style:name="P275" style:parent-style-name="Standard" style:family="paragraph">
      <style:text-properties fo:language="en" fo:country="GB"/>
    </style:style>
    <style:style style:name="P276" style:parent-style-name="Standard" style:family="paragraph">
      <style:text-properties fo:language="en" fo:country="GB"/>
    </style:style>
    <style:style style:name="P277" style:parent-style-name="Standard" style:family="paragraph">
      <style:text-properties fo:language="en" fo:country="GB"/>
    </style:style>
    <style:style style:name="P278" style:parent-style-name="Standard" style:family="paragraph">
      <style:text-properties fo:language="en" fo:country="GB"/>
    </style:style>
    <style:style style:name="P279" style:parent-style-name="Standard" style:family="paragraph">
      <style:text-properties fo:language="en" fo:country="GB"/>
    </style:style>
    <style:style style:name="P280" style:parent-style-name="Standard" style:family="paragraph">
      <style:text-properties fo:language="en" fo:country="GB"/>
    </style:style>
    <style:style style:name="P281" style:parent-style-name="Standard" style:family="paragraph">
      <style:text-properties fo:language="en" fo:country="GB"/>
    </style:style>
    <style:style style:name="P282" style:parent-style-name="Standard" style:family="paragraph">
      <style:text-properties fo:language="en" fo:country="GB"/>
    </style:style>
    <style:style style:name="P283" style:parent-style-name="Standard" style:family="paragraph">
      <style:text-properties fo:language="en" fo:country="GB"/>
    </style:style>
    <style:style style:name="P284" style:parent-style-name="Standard" style:family="paragraph">
      <style:text-properties fo:language="en" fo:country="GB"/>
    </style:style>
    <style:style style:name="P285" style:parent-style-name="Standard" style:family="paragraph">
      <style:text-properties fo:language="en" fo:country="GB"/>
    </style:style>
    <style:style style:name="P286" style:parent-style-name="Standard" style:family="paragraph">
      <style:text-properties fo:language="en" fo:country="GB"/>
    </style:style>
    <style:style style:name="P287" style:parent-style-name="Standard" style:family="paragraph">
      <style:text-properties fo:language="en" fo:country="GB"/>
    </style:style>
    <style:style style:name="P288" style:parent-style-name="Standard" style:family="paragraph">
      <style:text-properties fo:language="en" fo:country="GB"/>
    </style:style>
    <style:style style:name="P289" style:parent-style-name="Standard" style:family="paragraph">
      <style:text-properties fo:language="en" fo:country="GB"/>
    </style:style>
    <style:style style:name="P290" style:parent-style-name="Standard" style:family="paragraph">
      <style:text-properties fo:language="en" fo:country="GB"/>
    </style:style>
    <style:style style:name="P291" style:parent-style-name="Standard" style:family="paragraph">
      <style:text-properties fo:language="en" fo:country="GB"/>
    </style:style>
    <style:style style:name="P292" style:parent-style-name="Standard" style:family="paragraph">
      <style:text-properties fo:language="en" fo:country="GB"/>
    </style:style>
    <style:style style:name="P293" style:parent-style-name="Standard" style:family="paragraph">
      <style:text-properties fo:language="en" fo:country="GB"/>
    </style:style>
    <style:style style:name="P294" style:parent-style-name="Standard" style:family="paragraph">
      <style:text-properties fo:language="en" fo:country="GB"/>
    </style:style>
    <style:style style:name="P295" style:parent-style-name="Standard" style:family="paragraph">
      <style:text-properties fo:language="en" fo:country="GB"/>
    </style:style>
    <style:style style:name="P296" style:parent-style-name="Standard" style:family="paragraph">
      <style:text-properties fo:language="en" fo:country="GB"/>
    </style:style>
    <style:style style:name="P297" style:parent-style-name="Standard" style:family="paragraph">
      <style:text-properties fo:language="en" fo:country="GB"/>
    </style:style>
    <style:style style:name="P298" style:parent-style-name="Standard" style:family="paragraph">
      <style:text-properties fo:language="en" fo:country="GB"/>
    </style:style>
    <style:style style:name="P299" style:parent-style-name="Standard" style:family="paragraph">
      <style:text-properties fo:language="en" fo:country="GB"/>
    </style:style>
    <style:style style:name="P300" style:parent-style-name="Standard" style:family="paragraph">
      <style:text-properties fo:language="en" fo:country="GB"/>
    </style:style>
    <style:style style:name="P301" style:parent-style-name="Standard" style:family="paragraph">
      <style:text-properties fo:language="en" fo:country="GB"/>
    </style:style>
    <style:style style:name="P302" style:parent-style-name="Standard" style:family="paragraph">
      <style:text-properties fo:language="en" fo:country="GB"/>
    </style:style>
    <style:style style:name="P303" style:parent-style-name="Standard" style:family="paragraph">
      <style:text-properties fo:language="en" fo:country="GB"/>
    </style:style>
    <style:style style:name="P304" style:parent-style-name="Standard" style:family="paragraph">
      <style:text-properties fo:language="en" fo:country="GB"/>
    </style:style>
    <style:style style:name="P305" style:parent-style-name="Standard" style:family="paragraph">
      <style:text-properties fo:language="en" fo:country="GB"/>
    </style:style>
    <style:style style:name="P306" style:parent-style-name="Standard" style:family="paragraph">
      <style:text-properties fo:language="en" fo:country="GB"/>
    </style:style>
    <style:style style:name="P307" style:parent-style-name="Standard" style:family="paragraph">
      <style:text-properties fo:language="en" fo:country="GB"/>
    </style:style>
    <style:style style:name="P308" style:parent-style-name="Standard" style:family="paragraph">
      <style:text-properties fo:language="en" fo:country="GB"/>
    </style:style>
    <style:style style:name="P309" style:parent-style-name="Standard" style:family="paragraph">
      <style:text-properties fo:language="en" fo:country="GB"/>
    </style:style>
    <style:style style:name="P310" style:parent-style-name="Standard" style:family="paragraph">
      <style:text-properties fo:language="en" fo:country="GB"/>
    </style:style>
    <style:style style:name="P311" style:parent-style-name="Standard" style:family="paragraph">
      <style:text-properties fo:language="en" fo:country="GB"/>
    </style:style>
    <style:style style:name="P312" style:parent-style-name="Standard" style:family="paragraph">
      <style:text-properties fo:language="en" fo:country="GB"/>
    </style:style>
    <style:style style:name="P313" style:parent-style-name="Standard" style:family="paragraph">
      <style:text-properties fo:language="en" fo:country="GB"/>
    </style:style>
    <style:style style:name="P314" style:parent-style-name="Standard" style:family="paragraph">
      <style:text-properties fo:language="en" fo:country="GB"/>
    </style:style>
    <style:style style:name="P315" style:parent-style-name="Standard" style:family="paragraph">
      <style:text-properties fo:language="en" fo:country="GB"/>
    </style:style>
    <style:style style:name="P316" style:parent-style-name="Standard" style:family="paragraph">
      <style:text-properties fo:language="en" fo:country="GB"/>
    </style:style>
    <style:style style:name="P317" style:parent-style-name="Standard" style:family="paragraph">
      <style:text-properties fo:language="en" fo:country="GB"/>
    </style:style>
    <style:style style:name="P318" style:parent-style-name="Standard" style:family="paragraph">
      <style:text-properties fo:language="en" fo:country="GB"/>
    </style:style>
    <style:style style:name="P319" style:parent-style-name="Standard" style:family="paragraph">
      <style:text-properties fo:language="en" fo:country="GB"/>
    </style:style>
    <style:style style:name="P320" style:parent-style-name="Standard" style:family="paragraph">
      <style:text-properties fo:language="en" fo:country="GB"/>
    </style:style>
    <style:style style:name="P321" style:parent-style-name="Standard" style:family="paragraph">
      <style:text-properties fo:language="en" fo:country="GB"/>
    </style:style>
    <style:style style:name="P322" style:parent-style-name="Standard" style:family="paragraph">
      <style:text-properties fo:language="en" fo:country="GB"/>
    </style:style>
    <style:style style:name="P323" style:parent-style-name="Standard" style:family="paragraph">
      <style:text-properties fo:language="en" fo:country="GB"/>
    </style:style>
    <style:style style:name="P324" style:parent-style-name="Standard" style:family="paragraph">
      <style:text-properties fo:language="en" fo:country="GB"/>
    </style:style>
    <style:style style:name="P325" style:parent-style-name="Standard" style:family="paragraph">
      <style:text-properties fo:language="en" fo:country="GB"/>
    </style:style>
    <style:style style:name="P326" style:parent-style-name="Standard" style:family="paragraph">
      <style:text-properties fo:language="en" fo:country="GB"/>
    </style:style>
    <style:style style:name="P327" style:parent-style-name="Standard" style:family="paragraph">
      <style:text-properties fo:language="en" fo:country="GB"/>
    </style:style>
    <style:style style:name="P328" style:parent-style-name="Standard" style:family="paragraph">
      <style:text-properties fo:language="en" fo:country="GB"/>
    </style:style>
    <style:style style:name="P329" style:parent-style-name="Standard" style:family="paragraph">
      <style:text-properties fo:language="en" fo:country="GB"/>
    </style:style>
    <style:style style:name="T330" style:parent-style-name="Absatz-Standardschriftart" style:family="text">
      <style:text-properties fo:language="en" fo:country="GB"/>
    </style:style>
    <style:style style:name="T331" style:parent-style-name="Absatz-Standardschriftart" style:family="text">
      <style:text-properties style:font-name="Segoe UI Emoji" style:font-name-complex="Segoe UI Emoji"/>
    </style:style>
    <style:style style:name="T332" style:parent-style-name="Absatz-Standardschriftart" style:family="text">
      <style:text-properties fo:language="en" fo:country="GB"/>
    </style:style>
    <style:style style:name="P333" style:parent-style-name="Standard" style:family="paragraph">
      <style:text-properties fo:language="en" fo:country="GB"/>
    </style:style>
    <style:style style:name="P334" style:parent-style-name="Standard" style:family="paragraph">
      <style:text-properties fo:language="en" fo:country="GB"/>
    </style:style>
    <style:style style:name="P335" style:parent-style-name="Standard" style:family="paragraph">
      <style:text-properties fo:language="en" fo:country="GB"/>
    </style:style>
    <style:style style:name="P336" style:parent-style-name="Standard" style:family="paragraph">
      <style:text-properties fo:language="en" fo:country="GB"/>
    </style:style>
    <style:style style:name="P337" style:parent-style-name="Standard" style:family="paragraph">
      <style:text-properties fo:language="en" fo:country="GB"/>
    </style:style>
    <style:style style:name="P338" style:parent-style-name="Standard" style:family="paragraph">
      <style:text-properties fo:language="en" fo:country="GB"/>
    </style:style>
    <style:style style:name="P339" style:parent-style-name="Standard" style:family="paragraph">
      <style:text-properties fo:language="en" fo:country="GB"/>
    </style:style>
    <style:style style:name="P340" style:parent-style-name="Standard" style:family="paragraph">
      <style:text-properties fo:language="en" fo:country="GB"/>
    </style:style>
    <style:style style:name="P341" style:parent-style-name="Standard" style:family="paragraph">
      <style:text-properties fo:language="en" fo:country="GB"/>
    </style:style>
    <style:style style:name="P342" style:parent-style-name="Standard" style:family="paragraph">
      <style:text-properties fo:language="en" fo:country="GB"/>
    </style:style>
    <style:style style:name="P343" style:parent-style-name="Standard" style:family="paragraph">
      <style:text-properties fo:language="en" fo:country="GB"/>
    </style:style>
    <style:style style:name="P344" style:parent-style-name="Standard" style:family="paragraph">
      <style:text-properties fo:language="en" fo:country="GB"/>
    </style:style>
    <style:style style:name="P345" style:parent-style-name="Standard" style:family="paragraph">
      <style:text-properties fo:language="en" fo:country="GB"/>
    </style:style>
    <style:style style:name="P346" style:parent-style-name="Standard" style:family="paragraph">
      <style:text-properties fo:language="en" fo:country="GB"/>
    </style:style>
    <style:style style:name="P347" style:parent-style-name="Standard" style:family="paragraph">
      <style:text-properties fo:language="en" fo:country="GB"/>
    </style:style>
    <style:style style:name="P348" style:parent-style-name="Standard" style:family="paragraph">
      <style:text-properties fo:language="en" fo:country="GB"/>
    </style:style>
    <style:style style:name="P349" style:parent-style-name="Standard" style:family="paragraph">
      <style:text-properties fo:language="en" fo:country="GB"/>
    </style:style>
    <style:style style:name="P350" style:parent-style-name="Standard" style:family="paragraph">
      <style:text-properties fo:language="en" fo:country="GB"/>
    </style:style>
    <style:style style:name="P351" style:parent-style-name="Standard" style:family="paragraph">
      <style:text-properties fo:language="en" fo:country="GB"/>
    </style:style>
    <style:style style:name="P352" style:parent-style-name="Standard" style:family="paragraph">
      <style:text-properties fo:language="en" fo:country="GB"/>
    </style:style>
    <style:style style:name="P353" style:parent-style-name="Standard" style:family="paragraph">
      <style:text-properties fo:language="en" fo:country="GB"/>
    </style:style>
    <style:style style:name="P354" style:parent-style-name="Standard" style:family="paragraph">
      <style:text-properties fo:language="en" fo:country="GB"/>
    </style:style>
    <style:style style:name="P355" style:parent-style-name="Standard" style:family="paragraph">
      <style:text-properties fo:language="en" fo:country="GB"/>
    </style:style>
    <style:style style:name="P356" style:parent-style-name="Standard" style:family="paragraph">
      <style:text-properties fo:language="en" fo:country="GB"/>
    </style:style>
    <style:style style:name="P357" style:parent-style-name="Standard" style:family="paragraph">
      <style:text-properties fo:language="en" fo:country="GB"/>
    </style:style>
    <style:style style:name="P358" style:parent-style-name="Standard" style:family="paragraph">
      <style:text-properties fo:language="en" fo:country="GB"/>
    </style:style>
    <style:style style:name="P359" style:parent-style-name="Standard" style:family="paragraph">
      <style:text-properties fo:language="en" fo:country="GB"/>
    </style:style>
    <style:style style:name="P360" style:parent-style-name="Standard" style:family="paragraph">
      <style:text-properties fo:language="en" fo:country="GB"/>
    </style:style>
    <style:style style:name="P361" style:parent-style-name="Standard" style:family="paragraph">
      <style:text-properties fo:language="en" fo:country="GB"/>
    </style:style>
    <style:style style:name="P362" style:parent-style-name="Standard" style:family="paragraph">
      <style:text-properties fo:language="en" fo:country="GB"/>
    </style:style>
    <style:style style:name="P363" style:parent-style-name="Standard" style:family="paragraph">
      <style:text-properties fo:language="en" fo:country="GB"/>
    </style:style>
    <style:style style:name="P364" style:parent-style-name="Standard" style:family="paragraph">
      <style:text-properties fo:language="en" fo:country="GB"/>
    </style:style>
    <style:style style:name="P365" style:parent-style-name="Standard" style:family="paragraph">
      <style:text-properties fo:language="en" fo:country="GB"/>
    </style:style>
    <style:style style:name="P366" style:parent-style-name="Standard" style:family="paragraph">
      <style:text-properties fo:language="en" fo:country="GB"/>
    </style:style>
    <style:style style:name="T367" style:parent-style-name="Absatz-Standardschriftart" style:family="text">
      <style:text-properties fo:language="en" fo:country="GB"/>
    </style:style>
    <style:style style:name="T368" style:parent-style-name="Absatz-Standardschriftart" style:family="text">
      <style:text-properties fo:language="en" fo:country="GB"/>
    </style:style>
    <style:style style:name="P369" style:parent-style-name="Standard" style:family="paragraph">
      <style:text-properties fo:language="en" fo:country="GB"/>
    </style:style>
    <style:style style:name="P370" style:parent-style-name="Standard" style:family="paragraph">
      <style:text-properties fo:language="en" fo:country="GB"/>
    </style:style>
    <style:style style:name="P371" style:parent-style-name="Standard" style:family="paragraph">
      <style:text-properties fo:language="en" fo:country="GB"/>
    </style:style>
    <style:style style:name="P372" style:parent-style-name="Standard" style:family="paragraph">
      <style:text-properties fo:language="en" fo:country="GB"/>
    </style:style>
    <style:style style:name="P373" style:parent-style-name="Standard" style:family="paragraph">
      <style:text-properties fo:language="en" fo:country="GB"/>
    </style:style>
    <style:style style:name="P374" style:parent-style-name="Standard" style:family="paragraph">
      <style:text-properties fo:language="en" fo:country="GB"/>
    </style:style>
    <style:style style:name="P375" style:parent-style-name="Standard" style:family="paragraph">
      <style:text-properties fo:language="en" fo:country="GB"/>
    </style:style>
    <style:style style:name="P376" style:parent-style-name="Standard" style:family="paragraph">
      <style:text-properties fo:language="en" fo:country="GB"/>
    </style:style>
    <style:style style:name="P377" style:parent-style-name="Standard" style:family="paragraph">
      <style:text-properties fo:language="en" fo:country="GB"/>
    </style:style>
    <style:style style:name="P378" style:parent-style-name="Standard" style:family="paragraph">
      <style:text-properties fo:language="en" fo:country="GB"/>
    </style:style>
    <style:style style:name="T379" style:parent-style-name="Absatz-Standardschriftart" style:family="text">
      <style:text-properties fo:language="en" fo:country="GB"/>
    </style:style>
    <style:style style:name="T380" style:parent-style-name="Absatz-Standardschriftart" style:family="text">
      <style:text-properties fo:language="en" fo:country="GB"/>
    </style:style>
    <style:style style:name="P381" style:parent-style-name="Standard" style:family="paragraph">
      <style:text-properties fo:language="en" fo:country="GB"/>
    </style:style>
    <style:style style:name="P382" style:parent-style-name="Standard" style:family="paragraph">
      <style:text-properties fo:language="en" fo:country="GB"/>
    </style:style>
    <style:style style:name="P383" style:parent-style-name="Standard" style:family="paragraph">
      <style:text-properties fo:language="en" fo:country="GB"/>
    </style:style>
    <style:style style:name="P384" style:parent-style-name="Standard" style:family="paragraph">
      <style:text-properties fo:language="en" fo:country="GB"/>
    </style:style>
    <style:style style:name="P385" style:parent-style-name="Standard" style:family="paragraph">
      <style:text-properties fo:language="en" fo:country="GB"/>
    </style:style>
    <style:style style:name="P386" style:parent-style-name="Standard" style:family="paragraph">
      <style:text-properties fo:language="en" fo:country="GB"/>
    </style:style>
    <style:style style:name="P387" style:parent-style-name="Standard" style:family="paragraph">
      <style:text-properties fo:language="en" fo:country="GB"/>
    </style:style>
    <style:style style:name="P388" style:parent-style-name="Standard" style:family="paragraph">
      <style:text-properties fo:language="en" fo:country="GB"/>
    </style:style>
    <style:style style:name="P389" style:parent-style-name="Standard" style:family="paragraph">
      <style:text-properties fo:language="en" fo:country="GB"/>
    </style:style>
    <style:style style:name="P390" style:parent-style-name="Standard" style:family="paragraph">
      <style:text-properties fo:language="en" fo:country="GB"/>
    </style:style>
    <style:style style:name="P391" style:parent-style-name="Standard" style:family="paragraph">
      <style:text-properties fo:language="en" fo:country="GB"/>
    </style:style>
    <style:style style:name="P392" style:parent-style-name="Standard" style:family="paragraph">
      <style:text-properties fo:language="en" fo:country="GB"/>
    </style:style>
    <style:style style:name="P393" style:parent-style-name="Standard" style:family="paragraph">
      <style:text-properties fo:language="en" fo:country="GB"/>
    </style:style>
    <style:style style:name="P394" style:parent-style-name="Standard" style:family="paragraph">
      <style:text-properties fo:language="en" fo:country="GB"/>
    </style:style>
    <style:style style:name="P395" style:parent-style-name="Standard" style:family="paragraph">
      <style:text-properties fo:language="en" fo:country="GB"/>
    </style:style>
    <style:style style:name="P396" style:parent-style-name="Standard" style:family="paragraph">
      <style:text-properties fo:language="en" fo:country="GB"/>
    </style:style>
    <style:style style:name="P397" style:parent-style-name="Standard" style:family="paragraph">
      <style:text-properties fo:language="en" fo:country="GB"/>
    </style:style>
    <style:style style:name="P398" style:parent-style-name="Standard" style:family="paragraph">
      <style:text-properties fo:language="en" fo:country="GB"/>
    </style:style>
    <style:style style:name="P399" style:parent-style-name="Standard" style:family="paragraph">
      <style:text-properties fo:language="en" fo:country="GB"/>
    </style:style>
    <style:style style:name="P400" style:parent-style-name="Standard" style:family="paragraph">
      <style:text-properties fo:language="en" fo:country="GB"/>
    </style:style>
    <style:style style:name="P401" style:parent-style-name="Standard" style:family="paragraph">
      <style:text-properties fo:language="en" fo:country="GB"/>
    </style:style>
    <style:style style:name="P402" style:parent-style-name="Standard" style:family="paragraph">
      <style:text-properties fo:language="en" fo:country="GB"/>
    </style:style>
    <style:style style:name="P403" style:parent-style-name="Standard" style:family="paragraph">
      <style:text-properties fo:language="en" fo:country="GB"/>
    </style:style>
    <style:style style:name="P404" style:parent-style-name="Standard" style:family="paragraph">
      <style:text-properties fo:language="en" fo:country="GB"/>
    </style:style>
    <style:style style:name="P405" style:parent-style-name="Standard" style:family="paragraph">
      <style:text-properties fo:language="en" fo:country="GB"/>
    </style:style>
    <style:style style:name="P406" style:parent-style-name="Standard" style:family="paragraph">
      <style:text-properties fo:language="en" fo:country="GB"/>
    </style:style>
    <style:style style:name="P407" style:parent-style-name="Standard" style:family="paragraph">
      <style:text-properties fo:language="en" fo:country="GB"/>
    </style:style>
    <style:style style:name="P408" style:parent-style-name="Standard" style:family="paragraph">
      <style:text-properties fo:language="en" fo:country="GB"/>
    </style:style>
    <style:style style:name="P409" style:parent-style-name="Standard" style:family="paragraph">
      <style:text-properties fo:language="en" fo:country="GB"/>
    </style:style>
    <style:style style:name="P410" style:parent-style-name="Standard" style:family="paragraph">
      <style:text-properties fo:language="en" fo:country="GB"/>
    </style:style>
    <style:style style:name="P411" style:parent-style-name="Standard" style:family="paragraph">
      <style:text-properties fo:language="en" fo:country="GB"/>
    </style:style>
    <style:style style:name="P412" style:parent-style-name="Standard" style:family="paragraph">
      <style:text-properties fo:language="en" fo:country="GB"/>
    </style:style>
    <style:style style:name="P413" style:parent-style-name="Standard" style:family="paragraph">
      <style:text-properties fo:language="en" fo:country="GB"/>
    </style:style>
    <style:style style:name="T414" style:parent-style-name="Absatz-Standardschriftart" style:family="text">
      <style:text-properties fo:language="en" fo:country="GB"/>
    </style:style>
    <style:style style:name="P415" style:parent-style-name="Standard" style:family="paragraph">
      <style:text-properties fo:language="en" fo:country="GB"/>
    </style:style>
    <style:style style:name="P416" style:parent-style-name="Standard" style:family="paragraph">
      <style:text-properties fo:language="en" fo:country="GB"/>
    </style:style>
    <style:style style:name="P417" style:parent-style-name="Standard" style:family="paragraph">
      <style:text-properties fo:language="en" fo:country="GB"/>
    </style:style>
    <style:style style:name="P418" style:parent-style-name="Standard" style:family="paragraph">
      <style:text-properties fo:language="en" fo:country="GB"/>
    </style:style>
    <style:style style:name="P419" style:parent-style-name="Standard" style:family="paragraph">
      <style:text-properties fo:language="en" fo:country="GB"/>
    </style:style>
    <style:style style:name="P420" style:parent-style-name="Standard" style:family="paragraph">
      <style:text-properties fo:language="en" fo:country="GB"/>
    </style:style>
    <style:style style:name="P421" style:parent-style-name="Standard" style:family="paragraph">
      <style:text-properties fo:language="en" fo:country="GB"/>
    </style:style>
    <style:style style:name="P422" style:parent-style-name="Standard" style:family="paragraph">
      <style:text-properties fo:language="en" fo:country="GB"/>
    </style:style>
    <style:style style:name="P423" style:parent-style-name="Standard" style:family="paragraph">
      <style:text-properties fo:language="en" fo:country="GB"/>
    </style:style>
    <style:style style:name="P424" style:parent-style-name="Standard" style:family="paragraph">
      <style:text-properties fo:language="en" fo:country="GB"/>
    </style:style>
    <style:style style:name="P425" style:parent-style-name="Standard" style:family="paragraph">
      <style:text-properties fo:language="en" fo:country="GB"/>
    </style:style>
    <style:style style:name="P426" style:parent-style-name="Standard" style:family="paragraph">
      <style:text-properties fo:language="en" fo:country="GB"/>
    </style:style>
    <style:style style:name="P427" style:parent-style-name="Standard" style:family="paragraph">
      <style:text-properties fo:language="en" fo:country="GB"/>
    </style:style>
    <style:style style:name="P428" style:parent-style-name="Standard" style:family="paragraph">
      <style:text-properties fo:language="en" fo:country="GB"/>
    </style:style>
    <style:style style:name="P429" style:parent-style-name="Standard" style:family="paragraph">
      <style:text-properties fo:language="en" fo:country="GB"/>
    </style:style>
    <style:style style:name="P430" style:parent-style-name="Standard" style:family="paragraph">
      <style:text-properties fo:language="en" fo:country="GB"/>
    </style:style>
    <style:style style:name="T431" style:parent-style-name="Absatz-Standardschriftart" style:family="text">
      <style:text-properties fo:language="en" fo:country="GB"/>
    </style:style>
    <style:style style:name="T432" style:parent-style-name="Absatz-Standardschriftart" style:family="text">
      <style:text-properties style:font-name="Segoe UI Emoji" style:font-name-complex="Segoe UI Emoji"/>
    </style:style>
    <style:style style:name="T433" style:parent-style-name="Absatz-Standardschriftart" style:family="text">
      <style:text-properties fo:language="en" fo:country="GB"/>
    </style:style>
    <style:style style:name="P434" style:parent-style-name="Standard" style:family="paragraph">
      <style:text-properties fo:language="en" fo:country="GB"/>
    </style:style>
    <style:style style:name="P435" style:parent-style-name="Standard" style:family="paragraph">
      <style:text-properties fo:language="en" fo:country="GB"/>
    </style:style>
    <style:style style:name="P436" style:parent-style-name="Standard" style:family="paragraph">
      <style:text-properties fo:language="en" fo:country="GB"/>
    </style:style>
    <style:style style:name="T437" style:parent-style-name="Absatz-Standardschriftart" style:family="text">
      <style:text-properties fo:language="en" fo:country="GB"/>
    </style:style>
    <style:style style:name="T438" style:parent-style-name="Absatz-Standardschriftart" style:family="text">
      <style:text-properties style:font-name="Cambria Math" style:font-name-complex="Cambria Math" fo:language="en" fo:country="GB"/>
    </style:style>
    <style:style style:name="T439" style:parent-style-name="Absatz-Standardschriftart" style:family="text">
      <style:text-properties fo:language="en" fo:country="GB"/>
    </style:style>
    <style:style style:name="P440" style:parent-style-name="Standard" style:family="paragraph">
      <style:text-properties fo:language="en" fo:country="GB"/>
    </style:style>
    <style:style style:name="P441" style:parent-style-name="Standard" style:family="paragraph">
      <style:text-properties fo:language="en" fo:country="GB"/>
    </style:style>
    <style:style style:name="T442" style:parent-style-name="Absatz-Standardschriftart" style:family="text">
      <style:text-properties fo:language="en" fo:country="GB"/>
    </style:style>
    <style:style style:name="T443" style:parent-style-name="Absatz-Standardschriftart" style:family="text">
      <style:text-properties style:font-name="Cambria Math" style:font-name-complex="Cambria Math" fo:language="en" fo:country="GB"/>
    </style:style>
    <style:style style:name="T444" style:parent-style-name="Absatz-Standardschriftart" style:family="text">
      <style:text-properties fo:language="en" fo:country="GB"/>
    </style:style>
    <style:style style:name="P445" style:parent-style-name="Standard" style:family="paragraph">
      <style:text-properties fo:language="en" fo:country="GB"/>
    </style:style>
    <style:style style:name="P446" style:parent-style-name="Standard" style:family="paragraph">
      <style:text-properties fo:language="en" fo:country="GB"/>
    </style:style>
    <style:style style:name="P447" style:parent-style-name="Standard" style:family="paragraph">
      <style:text-properties fo:language="en" fo:country="GB"/>
    </style:style>
    <style:style style:name="T448" style:parent-style-name="Absatz-Standardschriftart" style:family="text">
      <style:text-properties fo:language="en" fo:country="GB"/>
    </style:style>
    <style:style style:name="T449" style:parent-style-name="Absatz-Standardschriftart" style:family="text">
      <style:text-properties style:font-name="Segoe UI Emoji" style:font-name-complex="Segoe UI Emoji"/>
    </style:style>
    <style:style style:name="T450" style:parent-style-name="Absatz-Standardschriftart" style:family="text">
      <style:text-properties fo:language="en" fo:country="GB"/>
    </style:style>
    <style:style style:name="P451" style:parent-style-name="Standard" style:family="paragraph">
      <style:text-properties fo:language="en" fo:country="GB"/>
    </style:style>
    <style:style style:name="P452" style:parent-style-name="Standard" style:family="paragraph">
      <style:text-properties fo:language="en" fo:country="GB"/>
    </style:style>
    <style:style style:name="P453" style:parent-style-name="Standard" style:family="paragraph">
      <style:text-properties fo:language="en" fo:country="GB"/>
    </style:style>
    <style:style style:name="P454" style:parent-style-name="Standard" style:family="paragraph">
      <style:text-properties fo:language="en" fo:country="GB"/>
    </style:style>
    <style:style style:name="P455" style:parent-style-name="Standard" style:family="paragraph">
      <style:text-properties fo:language="en" fo:country="GB"/>
    </style:style>
    <style:style style:name="P456" style:parent-style-name="Standard" style:family="paragraph">
      <style:text-properties fo:language="en" fo:country="GB"/>
    </style:style>
    <style:style style:name="P457" style:parent-style-name="Standard" style:family="paragraph">
      <style:text-properties fo:language="en" fo:country="GB"/>
    </style:style>
    <style:style style:name="P458" style:parent-style-name="Standard" style:family="paragraph">
      <style:text-properties fo:language="en" fo:country="GB"/>
    </style:style>
    <style:style style:name="P459" style:parent-style-name="Standard" style:family="paragraph">
      <style:text-properties fo:language="en" fo:country="GB"/>
    </style:style>
    <style:style style:name="P460" style:parent-style-name="Standard" style:family="paragraph">
      <style:text-properties fo:language="en" fo:country="GB"/>
    </style:style>
    <style:style style:name="P461" style:parent-style-name="Standard" style:family="paragraph">
      <style:text-properties fo:language="en" fo:country="GB"/>
    </style:style>
    <style:style style:name="P462" style:parent-style-name="Standard" style:family="paragraph">
      <style:text-properties fo:language="en" fo:country="GB"/>
    </style:style>
    <style:style style:name="P463" style:parent-style-name="Standard" style:family="paragraph">
      <style:text-properties fo:language="en" fo:country="GB"/>
    </style:style>
    <style:style style:name="P464" style:parent-style-name="Standard" style:family="paragraph">
      <style:text-properties fo:language="en" fo:country="GB"/>
    </style:style>
    <style:style style:name="T465" style:parent-style-name="Absatz-Standardschriftart" style:family="text">
      <style:text-properties fo:language="en" fo:country="GB"/>
    </style:style>
    <style:style style:name="T466" style:parent-style-name="Absatz-Standardschriftart" style:family="text">
      <style:text-properties fo:language="fr" fo:country="CH"/>
    </style:style>
    <style:style style:name="P467" style:parent-style-name="Standard" style:family="paragraph">
      <style:text-properties fo:language="fr" fo:country="CH"/>
    </style:style>
    <style:style style:name="P468" style:parent-style-name="Standard" style:family="paragraph">
      <style:text-properties fo:language="fr" fo:country="CH"/>
    </style:style>
    <style:style style:name="P469" style:parent-style-name="Standard" style:family="paragraph">
      <style:text-properties fo:language="fr" fo:country="CH"/>
    </style:style>
    <style:style style:name="T470" style:parent-style-name="Absatz-Standardschriftart" style:family="text">
      <style:text-properties fo:language="fr" fo:country="CH"/>
    </style:style>
    <style:style style:name="T471" style:parent-style-name="Absatz-Standardschriftart" style:family="text">
      <style:text-properties fo:language="en" fo:country="GB"/>
    </style:style>
    <style:style style:name="P472" style:parent-style-name="Standard" style:family="paragraph">
      <style:text-properties fo:language="en" fo:country="GB"/>
    </style:style>
    <style:style style:name="T473" style:parent-style-name="Absatz-Standardschriftart" style:family="text">
      <style:text-properties fo:language="en" fo:country="GB"/>
    </style:style>
    <style:style style:name="T474" style:parent-style-name="Absatz-Standardschriftart" style:family="text">
      <style:text-properties fo:language="fr" fo:country="CH"/>
    </style:style>
    <style:style style:name="T475" style:parent-style-name="Absatz-Standardschriftart" style:family="text">
      <style:text-properties fo:language="fr" fo:country="CH"/>
    </style:style>
    <style:style style:name="T476" style:parent-style-name="Absatz-Standardschriftart" style:family="text">
      <style:text-properties fo:language="en" fo:country="GB"/>
    </style:style>
    <style:style style:name="P477" style:parent-style-name="Standard" style:family="paragraph">
      <style:text-properties fo:language="en" fo:country="GB"/>
    </style:style>
    <style:style style:name="P478" style:parent-style-name="Standard" style:family="paragraph">
      <style:text-properties fo:language="en" fo:country="GB"/>
    </style:style>
    <style:style style:name="P479" style:parent-style-name="Standard" style:family="paragraph">
      <style:text-properties fo:language="en" fo:country="GB"/>
    </style:style>
    <style:style style:name="P480" style:parent-style-name="Standard" style:family="paragraph">
      <style:text-properties fo:language="en" fo:country="GB"/>
    </style:style>
    <style:style style:name="P481" style:parent-style-name="Standard" style:family="paragraph">
      <style:text-properties fo:language="en" fo:country="GB"/>
    </style:style>
    <style:style style:name="P482" style:parent-style-name="Standard" style:family="paragraph">
      <style:text-properties fo:language="en" fo:country="GB"/>
    </style:style>
    <style:style style:name="P483" style:parent-style-name="Standard" style:family="paragraph">
      <style:text-properties fo:language="en" fo:country="GB"/>
    </style:style>
    <style:style style:name="T484" style:parent-style-name="Absatz-Standardschriftart" style:family="text">
      <style:text-properties fo:language="en" fo:country="GB"/>
    </style:style>
    <style:style style:name="T485" style:parent-style-name="Absatz-Standardschriftart" style:family="text">
      <style:text-properties fo:language="en" fo:country="GB"/>
    </style:style>
    <style:style style:name="P486" style:parent-style-name="Standard" style:family="paragraph">
      <style:text-properties fo:language="en" fo:country="GB"/>
    </style:style>
    <style:style style:name="P487" style:parent-style-name="Standard" style:family="paragraph">
      <style:text-properties fo:language="en" fo:country="GB"/>
    </style:style>
    <style:style style:name="P488" style:parent-style-name="Standard" style:family="paragraph">
      <style:text-properties fo:language="en" fo:country="GB"/>
    </style:style>
    <style:style style:name="P489" style:parent-style-name="Standard" style:family="paragraph">
      <style:text-properties fo:language="en" fo:country="GB"/>
    </style:style>
    <style:style style:name="P490" style:parent-style-name="Standard" style:family="paragraph">
      <style:text-properties fo:language="en" fo:country="GB"/>
    </style:style>
    <style:style style:name="P491" style:parent-style-name="Standard" style:family="paragraph">
      <style:text-properties fo:language="en" fo:country="GB"/>
    </style:style>
    <style:style style:name="P492" style:parent-style-name="Standard" style:family="paragraph">
      <style:text-properties fo:language="en" fo:country="GB"/>
    </style:style>
    <style:style style:name="P493" style:parent-style-name="Standard" style:family="paragraph">
      <style:text-properties fo:language="en" fo:country="GB"/>
    </style:style>
    <style:style style:name="P494" style:parent-style-name="Standard" style:family="paragraph">
      <style:text-properties fo:language="en" fo:country="GB"/>
    </style:style>
    <style:style style:name="P495" style:parent-style-name="Standard" style:family="paragraph">
      <style:text-properties fo:language="en" fo:country="GB"/>
    </style:style>
    <style:style style:name="P496" style:parent-style-name="Standard" style:family="paragraph">
      <style:text-properties fo:language="en" fo:country="GB"/>
    </style:style>
    <style:style style:name="P497" style:parent-style-name="Standard" style:family="paragraph">
      <style:text-properties fo:language="en" fo:country="GB"/>
    </style:style>
    <style:style style:name="P498" style:parent-style-name="Standard" style:family="paragraph">
      <style:text-properties fo:language="en" fo:country="GB"/>
    </style:style>
    <style:style style:name="P499" style:parent-style-name="Standard" style:family="paragraph">
      <style:text-properties fo:language="en" fo:country="GB"/>
    </style:style>
    <style:style style:name="P500" style:parent-style-name="Standard" style:family="paragraph">
      <style:text-properties fo:language="en" fo:country="GB"/>
    </style:style>
    <style:style style:name="P501" style:parent-style-name="Standard" style:family="paragraph">
      <style:text-properties fo:language="en" fo:country="GB"/>
    </style:style>
    <style:style style:name="P502" style:parent-style-name="Standard" style:family="paragraph">
      <style:text-properties fo:language="en" fo:country="GB"/>
    </style:style>
    <style:style style:name="P503" style:parent-style-name="Standard" style:family="paragraph">
      <style:text-properties fo:language="en" fo:country="GB"/>
    </style:style>
    <style:style style:name="P504" style:parent-style-name="Standard" style:family="paragraph">
      <style:text-properties fo:language="en" fo:country="GB"/>
    </style:style>
    <style:style style:name="P505" style:parent-style-name="Standard" style:family="paragraph">
      <style:text-properties fo:language="en" fo:country="GB"/>
    </style:style>
    <style:style style:name="P506" style:parent-style-name="Standard" style:family="paragraph">
      <style:text-properties fo:language="en" fo:country="GB"/>
    </style:style>
    <style:style style:name="P507" style:parent-style-name="Standard" style:family="paragraph">
      <style:text-properties fo:language="en" fo:country="GB"/>
    </style:style>
    <style:style style:name="P508" style:parent-style-name="Standard" style:family="paragraph">
      <style:text-properties fo:language="en" fo:country="GB"/>
    </style:style>
    <style:style style:name="P509" style:parent-style-name="Standard" style:family="paragraph">
      <style:text-properties fo:language="en" fo:country="GB"/>
    </style:style>
    <style:style style:name="P510" style:parent-style-name="Standard" style:family="paragraph">
      <style:text-properties fo:language="en" fo:country="GB"/>
    </style:style>
    <style:style style:name="P511" style:parent-style-name="Standard" style:family="paragraph">
      <style:text-properties fo:language="en" fo:country="GB"/>
    </style:style>
    <style:style style:name="P512" style:parent-style-name="Standard" style:family="paragraph">
      <style:text-properties fo:language="en" fo:country="GB"/>
    </style:style>
    <style:style style:name="P513" style:parent-style-name="Standard" style:family="paragraph">
      <style:text-properties fo:language="en" fo:country="GB"/>
    </style:style>
    <style:style style:name="P514" style:parent-style-name="Standard" style:family="paragraph">
      <style:text-properties fo:language="en" fo:country="GB"/>
    </style:style>
    <style:style style:name="P515" style:parent-style-name="Standard" style:family="paragraph">
      <style:text-properties fo:language="en" fo:country="GB"/>
    </style:style>
    <style:style style:name="P516" style:parent-style-name="Standard" style:family="paragraph">
      <style:text-properties fo:language="en" fo:country="GB"/>
    </style:style>
    <style:style style:name="P517" style:parent-style-name="Standard" style:family="paragraph">
      <style:text-properties fo:language="en" fo:country="GB"/>
    </style:style>
    <style:style style:name="P518" style:parent-style-name="Standard" style:family="paragraph">
      <style:text-properties fo:language="en" fo:country="GB"/>
    </style:style>
    <style:style style:name="P519" style:parent-style-name="Standard" style:family="paragraph">
      <style:text-properties fo:language="en" fo:country="GB"/>
    </style:style>
    <style:style style:name="P520" style:parent-style-name="Standard" style:family="paragraph">
      <style:text-properties fo:language="en" fo:country="GB"/>
    </style:style>
    <style:style style:name="P521" style:parent-style-name="Standard" style:family="paragraph">
      <style:text-properties fo:language="en" fo:country="GB"/>
    </style:style>
    <style:style style:name="P522" style:parent-style-name="Standard" style:family="paragraph">
      <style:text-properties fo:language="en" fo:country="GB"/>
    </style:style>
    <style:style style:name="P523" style:parent-style-name="Standard" style:family="paragraph">
      <style:text-properties fo:language="en" fo:country="GB"/>
    </style:style>
    <style:style style:name="P524" style:parent-style-name="Standard" style:family="paragraph">
      <style:text-properties fo:language="en" fo:country="GB"/>
    </style:style>
    <style:style style:name="P525" style:parent-style-name="Standard" style:family="paragraph">
      <style:text-properties fo:language="en" fo:country="GB"/>
    </style:style>
    <style:style style:name="P526" style:parent-style-name="Standard" style:family="paragraph">
      <style:text-properties fo:language="en" fo:country="GB"/>
    </style:style>
    <style:style style:name="P527" style:parent-style-name="Standard" style:family="paragraph">
      <style:text-properties fo:language="en" fo:country="GB"/>
    </style:style>
    <style:style style:name="P528" style:parent-style-name="Standard" style:family="paragraph">
      <style:text-properties fo:language="en" fo:country="GB"/>
    </style:style>
    <style:style style:name="P529" style:parent-style-name="Standard" style:family="paragraph">
      <style:text-properties fo:language="en" fo:country="GB"/>
    </style:style>
    <style:style style:name="P530" style:parent-style-name="Standard" style:family="paragraph">
      <style:text-properties fo:language="en" fo:country="GB"/>
    </style:style>
    <style:style style:name="P531" style:parent-style-name="Standard" style:family="paragraph">
      <style:text-properties fo:language="en" fo:country="GB"/>
    </style:style>
    <style:style style:name="P532" style:parent-style-name="Standard" style:family="paragraph">
      <style:text-properties fo:language="en" fo:country="GB"/>
    </style:style>
    <style:style style:name="T533" style:parent-style-name="Absatz-Standardschriftart" style:family="text">
      <style:text-properties fo:language="en" fo:country="GB"/>
    </style:style>
    <style:style style:name="T534" style:parent-style-name="Absatz-Standardschriftart" style:family="text">
      <style:text-properties style:font-name="Segoe UI Emoji" style:font-name-complex="Segoe UI Emoji"/>
    </style:style>
    <style:style style:name="T535" style:parent-style-name="Absatz-Standardschriftart" style:family="text">
      <style:text-properties style:font-name="Segoe UI Emoji" style:font-name-complex="Segoe UI Emoji"/>
    </style:style>
    <style:style style:name="T536" style:parent-style-name="Absatz-Standardschriftart" style:family="text">
      <style:text-properties fo:language="en" fo:country="GB"/>
    </style:style>
    <style:style style:name="P537" style:parent-style-name="Standard" style:family="paragraph">
      <style:text-properties fo:language="en" fo:country="GB"/>
    </style:style>
    <style:style style:name="P538" style:parent-style-name="Standard" style:family="paragraph">
      <style:text-properties fo:language="en" fo:country="GB"/>
    </style:style>
    <style:style style:name="P539" style:parent-style-name="Standard" style:family="paragraph">
      <style:text-properties fo:language="en" fo:country="GB"/>
    </style:style>
    <style:style style:name="P540" style:parent-style-name="Standard" style:family="paragraph">
      <style:text-properties fo:language="en" fo:country="GB"/>
    </style:style>
    <style:style style:name="P541" style:parent-style-name="Standard" style:family="paragraph">
      <style:text-properties fo:language="en" fo:country="GB"/>
    </style:style>
    <style:style style:name="T542" style:parent-style-name="Absatz-Standardschriftart" style:family="text">
      <style:text-properties fo:language="en" fo:country="GB"/>
    </style:style>
    <style:style style:name="T543" style:parent-style-name="Absatz-Standardschriftart" style:family="text">
      <style:text-properties fo:language="fr" fo:country="CH"/>
    </style:style>
    <style:style style:name="T544" style:parent-style-name="Absatz-Standardschriftart" style:family="text">
      <style:text-properties fo:language="fr" fo:country="CH"/>
    </style:style>
    <style:style style:name="T545" style:parent-style-name="Absatz-Standardschriftart" style:family="text">
      <style:text-properties fo:language="en" fo:country="GB"/>
    </style:style>
    <style:style style:name="P546" style:parent-style-name="Standard" style:family="paragraph">
      <style:text-properties fo:language="en" fo:country="GB"/>
    </style:style>
    <style:style style:name="P547" style:parent-style-name="Standard" style:family="paragraph">
      <style:text-properties fo:language="en" fo:country="GB"/>
    </style:style>
    <style:style style:name="P548" style:parent-style-name="Standard" style:family="paragraph">
      <style:text-properties fo:language="en" fo:country="GB"/>
    </style:style>
    <style:style style:name="P549" style:parent-style-name="Standard" style:family="paragraph">
      <style:text-properties fo:language="en" fo:country="GB"/>
    </style:style>
    <style:style style:name="P550" style:parent-style-name="Standard" style:family="paragraph">
      <style:text-properties fo:language="en" fo:country="GB"/>
    </style:style>
    <style:style style:name="P551" style:parent-style-name="Standard" style:family="paragraph">
      <style:text-properties fo:language="en" fo:country="GB"/>
    </style:style>
    <style:style style:name="P552" style:parent-style-name="Standard" style:family="paragraph">
      <style:text-properties fo:language="en" fo:country="GB"/>
    </style:style>
    <style:style style:name="P553" style:parent-style-name="Standard" style:family="paragraph">
      <style:text-properties fo:language="en" fo:country="GB"/>
    </style:style>
    <style:style style:name="P554" style:parent-style-name="Standard" style:family="paragraph">
      <style:text-properties fo:language="en" fo:country="GB"/>
    </style:style>
    <style:style style:name="T555" style:parent-style-name="Absatz-Standardschriftart" style:family="text">
      <style:text-properties fo:language="en" fo:country="GB"/>
    </style:style>
    <style:style style:name="T556" style:parent-style-name="Absatz-Standardschriftart" style:family="text">
      <style:text-properties fo:language="en" fo:country="GB"/>
    </style:style>
    <style:style style:name="P557" style:parent-style-name="Standard" style:family="paragraph">
      <style:text-properties fo:language="en" fo:country="GB"/>
    </style:style>
    <style:style style:name="P558" style:parent-style-name="Standard" style:family="paragraph">
      <style:text-properties fo:language="en" fo:country="GB"/>
    </style:style>
    <style:style style:name="P559" style:parent-style-name="Standard" style:family="paragraph">
      <style:text-properties fo:language="en" fo:country="GB"/>
    </style:style>
    <style:style style:name="P560" style:parent-style-name="Standard" style:family="paragraph">
      <style:text-properties fo:language="en" fo:country="GB"/>
    </style:style>
    <style:style style:name="P561" style:parent-style-name="Standard" style:family="paragraph">
      <style:text-properties fo:language="en" fo:country="GB"/>
    </style:style>
    <style:style style:name="P562" style:parent-style-name="Standard" style:family="paragraph">
      <style:text-properties fo:language="en" fo:country="GB"/>
    </style:style>
    <style:style style:name="P563" style:parent-style-name="Standard" style:family="paragraph">
      <style:text-properties fo:language="en" fo:country="GB"/>
    </style:style>
    <style:style style:name="P564" style:parent-style-name="Standard" style:family="paragraph">
      <style:text-properties fo:language="en" fo:country="GB"/>
    </style:style>
    <style:style style:name="P565" style:parent-style-name="Standard" style:family="paragraph">
      <style:text-properties fo:language="en" fo:country="GB"/>
    </style:style>
    <style:style style:name="P566" style:parent-style-name="Standard" style:family="paragraph">
      <style:text-properties fo:language="en" fo:country="GB"/>
    </style:style>
    <style:style style:name="P567" style:parent-style-name="Standard" style:family="paragraph">
      <style:text-properties fo:language="en" fo:country="GB"/>
    </style:style>
    <style:style style:name="T568" style:parent-style-name="Absatz-Standardschriftart" style:family="text">
      <style:text-properties fo:language="en" fo:country="GB"/>
    </style:style>
    <style:style style:name="T569" style:parent-style-name="Absatz-Standardschriftart" style:family="text">
      <style:text-properties fo:language="en" fo:country="GB"/>
    </style:style>
    <style:style style:name="P570" style:parent-style-name="Standard" style:family="paragraph">
      <style:text-properties fo:language="en" fo:country="GB"/>
    </style:style>
    <style:style style:name="P571" style:parent-style-name="Standard" style:family="paragraph">
      <style:text-properties fo:language="en" fo:country="GB"/>
    </style:style>
    <style:style style:name="P572" style:parent-style-name="Standard" style:family="paragraph">
      <style:text-properties fo:language="en" fo:country="GB"/>
    </style:style>
    <style:style style:name="P573" style:parent-style-name="Standard" style:family="paragraph">
      <style:text-properties fo:language="en" fo:country="GB"/>
    </style:style>
    <style:style style:name="P574" style:parent-style-name="Standard" style:family="paragraph">
      <style:text-properties fo:language="en" fo:country="GB"/>
    </style:style>
    <style:style style:name="P575" style:parent-style-name="Standard" style:family="paragraph">
      <style:text-properties fo:language="en" fo:country="GB"/>
    </style:style>
    <style:style style:name="P576" style:parent-style-name="Standard" style:family="paragraph">
      <style:text-properties fo:language="en" fo:country="GB"/>
    </style:style>
    <style:style style:name="P577" style:parent-style-name="Standard" style:family="paragraph">
      <style:text-properties fo:language="en" fo:country="GB"/>
    </style:style>
    <style:style style:name="P578" style:parent-style-name="Standard" style:family="paragraph">
      <style:text-properties fo:language="en" fo:country="GB"/>
    </style:style>
    <style:style style:name="P579" style:parent-style-name="Standard" style:family="paragraph">
      <style:text-properties fo:language="en" fo:country="GB"/>
    </style:style>
    <style:style style:name="P580" style:parent-style-name="Standard" style:family="paragraph">
      <style:text-properties fo:language="en" fo:country="GB"/>
    </style:style>
    <style:style style:name="T581" style:parent-style-name="Absatz-Standardschriftart" style:family="text">
      <style:text-properties fo:language="en" fo:country="GB"/>
    </style:style>
    <style:style style:name="T582" style:parent-style-name="Absatz-Standardschriftart" style:family="text">
      <style:text-properties style:font-name="Segoe UI Emoji" style:font-name-complex="Segoe UI Emoji"/>
    </style:style>
    <style:style style:name="T583" style:parent-style-name="Absatz-Standardschriftart" style:family="text">
      <style:text-properties style:font-name="Segoe UI Emoji" style:font-name-complex="Segoe UI Emoji"/>
    </style:style>
    <style:style style:name="T584" style:parent-style-name="Absatz-Standardschriftart" style:family="text">
      <style:text-properties fo:language="en" fo:country="GB"/>
    </style:style>
    <style:style style:name="P585" style:parent-style-name="Standard" style:family="paragraph">
      <style:text-properties fo:language="en" fo:country="GB"/>
    </style:style>
    <style:style style:name="P586" style:parent-style-name="Standard" style:family="paragraph">
      <style:text-properties fo:language="en" fo:country="GB"/>
    </style:style>
    <style:style style:name="P587" style:parent-style-name="Standard" style:family="paragraph">
      <style:text-properties fo:language="en" fo:country="GB"/>
    </style:style>
    <style:style style:name="T588" style:parent-style-name="Absatz-Standardschriftart" style:family="text">
      <style:text-properties fo:language="en" fo:country="GB"/>
    </style:style>
    <style:style style:name="T589" style:parent-style-name="Absatz-Standardschriftart" style:family="text">
      <style:text-properties fo:language="en" fo:country="GB"/>
    </style:style>
    <style:style style:name="P590" style:parent-style-name="Standard" style:family="paragraph">
      <style:text-properties fo:language="en" fo:country="GB"/>
    </style:style>
    <style:style style:name="P591" style:parent-style-name="Standard" style:family="paragraph">
      <style:text-properties fo:language="en" fo:country="GB"/>
    </style:style>
    <style:style style:name="P592" style:parent-style-name="Standard" style:family="paragraph">
      <style:text-properties fo:language="en" fo:country="GB"/>
    </style:style>
    <style:style style:name="P593" style:parent-style-name="Standard" style:family="paragraph">
      <style:text-properties fo:language="en" fo:country="GB"/>
    </style:style>
    <style:style style:name="T594" style:parent-style-name="Absatz-Standardschriftart" style:family="text">
      <style:text-properties fo:language="en" fo:country="GB"/>
    </style:style>
    <style:style style:name="T595" style:parent-style-name="Absatz-Standardschriftart" style:family="text">
      <style:text-properties style:font-name="Segoe UI Emoji" style:font-name-complex="Segoe UI Emoji"/>
    </style:style>
    <style:style style:name="T596" style:parent-style-name="Absatz-Standardschriftart" style:family="text">
      <style:text-properties style:font-name-complex="Aptos"/>
    </style:style>
    <style:style style:name="T597" style:parent-style-name="Absatz-Standardschriftart" style:family="text">
      <style:text-properties style:font-name="Segoe UI Emoji" style:font-name-complex="Segoe UI Emoji"/>
    </style:style>
    <style:style style:name="T598" style:parent-style-name="Absatz-Standardschriftart" style:family="text">
      <style:text-properties fo:language="en" fo:country="GB"/>
    </style:style>
    <style:style style:name="P599" style:parent-style-name="Standard" style:family="paragraph">
      <style:text-properties fo:language="en" fo:country="GB"/>
    </style:style>
    <style:style style:name="P600" style:parent-style-name="Standard" style:family="paragraph">
      <style:text-properties fo:language="en" fo:country="GB"/>
    </style:style>
    <style:style style:name="P601" style:parent-style-name="Standard" style:family="paragraph">
      <style:text-properties fo:language="en" fo:country="GB"/>
    </style:style>
    <style:style style:name="P602" style:parent-style-name="Standard" style:family="paragraph">
      <style:text-properties fo:language="en" fo:country="GB"/>
    </style:style>
    <style:style style:name="T603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&lt;!DOCTYPE html&gt;</text:p>
      <text:p text:style-name="Standard">&lt;html lang="de"&gt;</text:p>
      <text:p text:style-name="P2">&lt;head&gt;</text:p>
      <text:p text:style-name="P3"><text:s text:c="2"/>&lt;meta charset="UTF-8"&gt;</text:p>
      <text:p text:style-name="P4"><text:s text:c="2"/>&lt;meta name="viewport" content="width=device-width, initial-scale=1.0"&gt;</text:p>
      <text:p text:style-name="P5"><text:s text:c="2"/>&lt;title&gt;Die Räuber – Lernlabyrinth&lt;/title&gt;</text:p>
      <text:p text:style-name="P6"><text:s text:c="2"/>&lt;style&gt;</text:p>
      <text:p text:style-name="P7"><text:s text:c="4"/>:root{</text:p>
      <text:p text:style-name="P8"><text:s text:c="6"/>--bg1:#0f2027;</text:p>
      <text:p text:style-name="P9"><text:s text:c="6"/>--bg2:#203a43;</text:p>
      <text:p text:style-name="P10"><text:s text:c="6"/>--bg3:#2c5364;</text:p>
      <text:p text:style-name="P11"><text:s text:c="6"/>--card:#121821dd;</text:p>
      <text:p text:style-name="P12"><text:s text:c="6"/>--card2:#1d2633;</text:p>
      <text:p text:style-name="P13"><text:s text:c="6"/>--text:#f3f6fb;</text:p>
      <text:p text:style-name="P14"><text:s text:c="6"/>--muted:#b8c4d6;</text:p>
      <text:p text:style-name="P15"><text:s text:c="6"/>--accent:#33d1a0;</text:p>
      <text:p text:style-name="P16"><text:s text:c="6"/>--accent2:#5bc0ff;</text:p>
      <text:p text:style-name="P17"><text:s text:c="6"/>--danger:#ff5d73;</text:p>
      <text:p text:style-name="P18"><text:s text:c="6"/>--warn:#ffcc66;</text:p>
      <text:p text:style-name="P19"><text:s text:c="6"/>--tile:#2b3442;</text:p>
      <text:p text:style-name="P20"><text:s text:c="6"/>--tile-border:#475366;</text:p>
      <text:p text:style-name="P21"><text:s text:c="6"/>--path:#1abc9c;</text:p>
      <text:p text:style-name="P22"><text:s text:c="6"/>--detour:#ff9f43;</text:p>
      <text:p text:style-name="P23"><text:s text:c="6"/>--goal:#ffd166;</text:p>
      <text:p text:style-name="P24"><text:s text:c="4"/>}</text:p>
      <text:p text:style-name="P25"/>
      <text:p text:style-name="P26"><text:s text:c="4"/>* { box-sizing: border-box; }</text:p>
      <text:p text:style-name="P27"/>
      <text:p text:style-name="P28"><text:s text:c="4"/>body {</text:p>
      <text:soft-page-break/>
      <text:p text:style-name="P29"><text:s text:c="6"/>margin: 0;</text:p>
      <text:p text:style-name="P30"><text:s text:c="6"/>font-family: Arial, Helvetica, sans-serif;</text:p>
      <text:p text:style-name="P31"><text:s text:c="6"/>color: var(--text);</text:p>
      <text:p text:style-name="P32"><text:s text:c="6"/>background: linear-gradient(135deg, var(--bg1), var(--bg2), var(--bg3));</text:p>
      <text:p text:style-name="P33"><text:s text:c="6"/>min-height: 100vh;</text:p>
      <text:p text:style-name="P34"><text:s text:c="6"/>padding: 24px;</text:p>
      <text:p text:style-name="P35"><text:s text:c="4"/>}</text:p>
      <text:p text:style-name="P36"/>
      <text:p text:style-name="P37"><text:s text:c="4"/>.container {</text:p>
      <text:p text:style-name="P38"><text:s text:c="6"/>max-width: 980px;</text:p>
      <text:p text:style-name="P39"><text:s text:c="6"/>margin: 0 auto;</text:p>
      <text:p text:style-name="P40"><text:s text:c="4"/>}</text:p>
      <text:p text:style-name="P41"/>
      <text:p text:style-name="P42"><text:s text:c="4"/>h1 {</text:p>
      <text:p text:style-name="P43"><text:s text:c="6"/>margin: 0 0 8px;</text:p>
      <text:p text:style-name="P44"><text:s text:c="6"/>font-size: 2rem;</text:p>
      <text:p text:style-name="P45"><text:s text:c="6"/>text-align: center;</text:p>
      <text:p text:style-name="P46"><text:s text:c="4"/>}</text:p>
      <text:p text:style-name="P47"/>
      <text:p text:style-name="P48"><text:s text:c="4"/>.subtitle {</text:p>
      <text:p text:style-name="P49"><text:s text:c="6"/>text-align: center;</text:p>
      <text:p text:style-name="P50"><text:s text:c="6"/>color: var(--muted);</text:p>
      <text:p text:style-name="P51"><text:s text:c="6"/>margin-bottom: 20px;</text:p>
      <text:p text:style-name="P52"><text:s text:c="4"/>}</text:p>
      <text:p text:style-name="P53"/>
      <text:p text:style-name="P54"><text:s text:c="4"/>.panel {</text:p>
      <text:p text:style-name="P55"><text:s text:c="6"/>background: var(--card);</text:p>
      <text:p text:style-name="P56"><text:s text:c="6"/>border: 1px solid rgba(255,255,255,0.08);</text:p>
      <text:p text:style-name="P57"><text:s text:c="6"/>border-radius: 18px;</text:p>
      <text:soft-page-break/>
      <text:p text:style-name="P58"><text:s text:c="6"/>padding: 20px;</text:p>
      <text:p text:style-name="P59"><text:s text:c="6"/>box-shadow: 0 12px 28px rgba(0,0,0,0.28);</text:p>
      <text:p text:style-name="P60"><text:s text:c="6"/>backdrop-filter: blur(6px);</text:p>
      <text:p text:style-name="P61"><text:s text:c="6"/>margin-bottom: 18px;</text:p>
      <text:p text:style-name="P62"><text:s text:c="4"/>}</text:p>
      <text:p text:style-name="P63"/>
      <text:p text:style-name="P64"><text:s text:c="4"/>.top-grid {</text:p>
      <text:p text:style-name="P65"><text:s text:c="6"/>display: grid;</text:p>
      <text:p text:style-name="P66"><text:s text:c="6"/>grid-template-columns: 1.4fr 0.9fr;</text:p>
      <text:p text:style-name="P67"><text:s text:c="6"/>gap: 18px;</text:p>
      <text:p text:style-name="P68"><text:s text:c="4"/>}</text:p>
      <text:p text:style-name="P69"/>
      <text:p text:style-name="P70"><text:s text:c="4"/>@media (max-width: 860px) {</text:p>
      <text:p text:style-name="P71"><text:s text:c="6"/>.top-grid {</text:p>
      <text:p text:style-name="P72"><text:s text:c="8"/>grid-template-columns: 1fr;</text:p>
      <text:p text:style-name="P73"><text:s text:c="6"/>}</text:p>
      <text:p text:style-name="P74"><text:s text:c="4"/>}</text:p>
      <text:p text:style-name="P75"/>
      <text:p text:style-name="P76"><text:s text:c="4"/>.maze-title {</text:p>
      <text:p text:style-name="P77"><text:s text:c="6"/>display:flex;</text:p>
      <text:p text:style-name="P78"><text:s text:c="6"/>justify-content:space-between;</text:p>
      <text:p text:style-name="P79"><text:s text:c="6"/>align-items:center;</text:p>
      <text:p text:style-name="P80"><text:s text:c="6"/>gap:10px;</text:p>
      <text:p text:style-name="P81"><text:s text:c="6"/>flex-wrap: wrap;</text:p>
      <text:p text:style-name="P82"><text:s text:c="6"/>margin-bottom: 10px;</text:p>
      <text:p text:style-name="P83"><text:s text:c="4"/>}</text:p>
      <text:p text:style-name="P84"/>
      <text:p text:style-name="P85"><text:s text:c="4"/>.badge {</text:p>
      <text:p text:style-name="P86"><text:s text:c="6"/>display:inline-block;</text:p>
      <text:soft-page-break/>
      <text:p text:style-name="P87"><text:s text:c="6"/>padding: 8px 12px;</text:p>
      <text:p text:style-name="Standard"><text:span text:style-name="T88"><text:s text:c="6"/></text:span><text:span text:style-name="T89">border-radius: 999px;</text:span></text:p>
      <text:p text:style-name="P90"><text:s text:c="6"/>font-size: 0.92rem;</text:p>
      <text:p text:style-name="Standard"><text:span text:style-name="T91"><text:s text:c="6"/></text:span><text:span text:style-name="T92">background: #ffffff12;</text:span></text:p>
      <text:p text:style-name="P93"><text:s text:c="6"/>border: 1px solid rgba(255,255,255,0.08);</text:p>
      <text:p text:style-name="P94"><text:s text:c="6"/>color: var(--muted);</text:p>
      <text:p text:style-name="P95"><text:s text:c="4"/>}</text:p>
      <text:p text:style-name="P96"/>
      <text:p text:style-name="P97"><text:s text:c="4"/>.stats {</text:p>
      <text:p text:style-name="P98"><text:s text:c="6"/>display:flex;</text:p>
      <text:p text:style-name="P99"><text:s text:c="6"/>gap:10px;</text:p>
      <text:p text:style-name="P100"><text:s text:c="6"/>flex-wrap: wrap;</text:p>
      <text:p text:style-name="P101"><text:s text:c="6"/>margin-bottom: 14px;</text:p>
      <text:p text:style-name="P102"><text:s text:c="4"/>}</text:p>
      <text:p text:style-name="P103"/>
      <text:p text:style-name="P104"><text:s text:c="4"/>.labyrinth {</text:p>
      <text:p text:style-name="P105"><text:s text:c="6"/>display: grid;</text:p>
      <text:p text:style-name="P106"><text:s text:c="6"/>grid-template-columns: repeat(6, minmax(70px, 1fr));</text:p>
      <text:p text:style-name="P107"><text:s text:c="6"/>gap: 10px;</text:p>
      <text:p text:style-name="P108"><text:s text:c="6"/>margin-top: 10px;</text:p>
      <text:p text:style-name="P109"><text:s text:c="4"/>}</text:p>
      <text:p text:style-name="P110"/>
      <text:p text:style-name="P111"><text:s text:c="4"/>@media (max-width: 680px) {</text:p>
      <text:p text:style-name="P112"><text:s text:c="6"/>.labyrinth {</text:p>
      <text:p text:style-name="P113"><text:s text:c="8"/>grid-template-columns: repeat(3, 1fr);</text:p>
      <text:p text:style-name="P114"><text:s text:c="6"/>}</text:p>
      <text:p text:style-name="P115"><text:s text:c="4"/>}</text:p>
      <text:p text:style-name="P116"/>
      <text:p text:style-name="P117"><text:s text:c="4"/>.tile {</text:p>
      <text:soft-page-break/>
      <text:p text:style-name="P118"><text:s text:c="6"/>min-height: 84px;</text:p>
      <text:p text:style-name="P119"><text:s text:c="6"/>background: var(--tile);</text:p>
      <text:p text:style-name="P120"><text:s text:c="6"/>border: 2px solid var(--tile-border);</text:p>
      <text:p text:style-name="P121"><text:s text:c="6"/>border-radius: 14px;</text:p>
      <text:p text:style-name="P122"><text:s text:c="6"/>position: relative;</text:p>
      <text:p text:style-name="P123"><text:s text:c="6"/>display:flex;</text:p>
      <text:p text:style-name="P124"><text:s text:c="6"/>flex-direction:column;</text:p>
      <text:p text:style-name="P125"><text:s text:c="6"/>align-items:center;</text:p>
      <text:p text:style-name="P126"><text:s text:c="6"/>justify-content:center;</text:p>
      <text:p text:style-name="P127"><text:s text:c="6"/>text-align:center;</text:p>
      <text:p text:style-name="P128"><text:s text:c="6"/>padding: 8px;</text:p>
      <text:p text:style-name="P129"><text:s text:c="6"/>transition: transform 0.25s ease, box-shadow 0.25s ease, border-color 0.25s ease, background 0.25s ease;</text:p>
      <text:p text:style-name="P130"><text:s text:c="4"/>}</text:p>
      <text:p text:style-name="P131"/>
      <text:p text:style-name="P132"><text:s text:c="4"/>.tile.path { border-color: #2fd6a8; }</text:p>
      <text:p text:style-name="P133"><text:s text:c="4"/>.tile.detour { border-color: #ffb05c; }</text:p>
      <text:p text:style-name="P134"><text:s text:c="4"/>.tile.goal { border-color: var(--goal); }</text:p>
      <text:p text:style-name="P135"/>
      <text:p text:style-name="P136"><text:s text:c="4"/>.tile.current {</text:p>
      <text:p text:style-name="P137"><text:s text:c="6"/>outline: 3px solid #ffffff55;</text:p>
      <text:p text:style-name="P138"><text:s text:c="6"/>box-shadow: 0 0 0 6px #ffffff10, 0 10px 20px rgba(0,0,0,0.25);</text:p>
      <text:p text:style-name="P139"><text:s text:c="6"/>transform: translateY(-3px) scale(1.02);</text:p>
      <text:p text:style-name="P140"><text:s text:c="6"/>animation: pulse 1.2s infinite;</text:p>
      <text:p text:style-name="P141"><text:s text:c="4"/>}</text:p>
      <text:p text:style-name="P142"/>
      <text:p text:style-name="P143"><text:s text:c="4"/>.tile.done {</text:p>
      <text:p text:style-name="P144"><text:s text:c="6"/>background: linear-gradient(180deg, #153a31, #1d4f42);</text:p>
      <text:p text:style-name="P145"><text:s text:c="6"/>border-color: #48e0b6;</text:p>
      <text:soft-page-break/>
      <text:p text:style-name="P146"><text:s text:c="4"/>}</text:p>
      <text:p text:style-name="P147"/>
      <text:p text:style-name="P148"><text:s text:c="4"/>.tile.detour-current {</text:p>
      <text:p text:style-name="P149"><text:s text:c="6"/>background: linear-gradient(180deg, #4d2e14, #6a3c10);</text:p>
      <text:p text:style-name="P150"><text:s text:c="6"/>border-color: #ffb05c;</text:p>
      <text:p text:style-name="P151"><text:s text:c="4"/>}</text:p>
      <text:p text:style-name="P152"/>
      <text:p text:style-name="P153"><text:s text:c="4"/>.tile-icon {</text:p>
      <text:p text:style-name="P154"><text:s text:c="6"/>font-size: 1.6rem;</text:p>
      <text:p text:style-name="P155"><text:s text:c="6"/>margin-bottom: 4px;</text:p>
      <text:p text:style-name="Standard"><text:span text:style-name="T156"><text:s text:c="4"/></text:span><text:span text:style-name="T157">}</text:span></text:p>
      <text:p text:style-name="P158"/>
      <text:p text:style-name="P159"><text:s text:c="4"/>.tile-label {</text:p>
      <text:p text:style-name="P160"><text:s text:c="6"/>font-size: 0.88rem;</text:p>
      <text:p text:style-name="Standard"><text:span text:style-name="T161"><text:s text:c="6"/></text:span><text:span text:style-name="T162">line-height: 1.15rem;</text:span></text:p>
      <text:p text:style-name="P163"><text:s text:c="4"/>}</text:p>
      <text:p text:style-name="P164"/>
      <text:p text:style-name="P165"><text:s text:c="4"/>.legend {</text:p>
      <text:p text:style-name="P166"><text:s text:c="6"/>display:flex;</text:p>
      <text:p text:style-name="P167"><text:s text:c="6"/>gap: 12px;</text:p>
      <text:p text:style-name="P168"><text:s text:c="6"/>flex-wrap: wrap;</text:p>
      <text:p text:style-name="P169"><text:s text:c="6"/>margin-top: 14px;</text:p>
      <text:p text:style-name="P170"><text:s text:c="6"/>color: var(--muted);</text:p>
      <text:p text:style-name="P171"><text:s text:c="6"/>font-size: 0.92rem;</text:p>
      <text:p text:style-name="P172"><text:s text:c="4"/>}</text:p>
      <text:p text:style-name="P173"/>
      <text:p text:style-name="P174"><text:s text:c="4"/>.legend span::before {</text:p>
      <text:p text:style-name="P175"><text:s text:c="6"/>content:"";</text:p>
      <text:p text:style-name="P176"><text:s text:c="6"/>display:inline-block;</text:p>
      <text:soft-page-break/>
      <text:p text:style-name="P177"><text:s text:c="6"/>width:12px;</text:p>
      <text:p text:style-name="P178"><text:s text:c="6"/>height:12px;</text:p>
      <text:p text:style-name="P179"><text:s text:c="6"/>border-radius: 3px;</text:p>
      <text:p text:style-name="P180"><text:s text:c="6"/>margin-right:8px;</text:p>
      <text:p text:style-name="P181"><text:s text:c="6"/>vertical-align:middle;</text:p>
      <text:p text:style-name="P182"><text:s text:c="4"/>}</text:p>
      <text:p text:style-name="P183"/>
      <text:p text:style-name="P184"><text:s text:c="4"/>.legend .l-current::before { background:#ffffffaa; }</text:p>
      <text:p text:style-name="P185"><text:s text:c="4"/>.legend .l-main::before { background:#1abc9c; }</text:p>
      <text:p text:style-name="P186"><text:s text:c="4"/>.legend .l-detour::before { background:#ff9f43; }</text:p>
      <text:p text:style-name="P187"><text:s text:c="4"/>.legend .l-goal::before { background:#ffd166; }</text:p>
      <text:p text:style-name="P188"/>
      <text:p text:style-name="P189"><text:s text:c="4"/>.question-head {</text:p>
      <text:p text:style-name="P190"><text:s text:c="6"/>display:flex;</text:p>
      <text:p text:style-name="P191"><text:s text:c="6"/>justify-content:space-between;</text:p>
      <text:p text:style-name="P192"><text:s text:c="6"/>gap:10px;</text:p>
      <text:p text:style-name="P193"><text:s text:c="6"/>align-items:flex-start;</text:p>
      <text:p text:style-name="P194"><text:s text:c="6"/>flex-wrap: wrap;</text:p>
      <text:p text:style-name="P195"><text:s text:c="6"/>margin-bottom: 12px;</text:p>
      <text:p text:style-name="P196"><text:s text:c="4"/>}</text:p>
      <text:p text:style-name="P197"/>
      <text:p text:style-name="P198"><text:s text:c="4"/>.question-type {</text:p>
      <text:p text:style-name="P199"><text:s text:c="6"/>font-weight: bold;</text:p>
      <text:p text:style-name="P200"><text:s text:c="6"/>color: var(--accent2);</text:p>
      <text:p text:style-name="P201"><text:s text:c="4"/>}</text:p>
      <text:p text:style-name="P202"/>
      <text:p text:style-name="P203"><text:s text:c="4"/>.question-box {</text:p>
      <text:p text:style-name="P204"><text:s text:c="6"/>background: var(--card2);</text:p>
      <text:p text:style-name="P205"><text:s text:c="6"/>border: 1px solid rgba(255,255,255,0.07);</text:p>
      <text:soft-page-break/>
      <text:p text:style-name="P206"><text:s text:c="6"/>border-radius: 16px;</text:p>
      <text:p text:style-name="P207"><text:s text:c="6"/>padding: 18px;</text:p>
      <text:p text:style-name="P208"><text:s text:c="6"/>animation: fadeIn 0.4s ease;</text:p>
      <text:p text:style-name="P209"><text:s text:c="4"/>}</text:p>
      <text:p text:style-name="P210"/>
      <text:p text:style-name="P211"><text:s text:c="4"/>.question-box.shake {</text:p>
      <text:p text:style-name="P212"><text:s text:c="6"/>animation: shake 0.45s ease;</text:p>
      <text:p text:style-name="P213"><text:s text:c="4"/>}</text:p>
      <text:p text:style-name="P214"/>
      <text:p text:style-name="P215"><text:s text:c="4"/>.question {</text:p>
      <text:p text:style-name="P216"><text:s text:c="6"/>font-size: 1.15rem;</text:p>
      <text:p text:style-name="P217"><text:s text:c="6"/>margin: 0 0 16px;</text:p>
      <text:p text:style-name="P218"><text:s text:c="6"/>line-height: 1.5;</text:p>
      <text:p text:style-name="P219"><text:s text:c="4"/>}</text:p>
      <text:p text:style-name="P220"/>
      <text:p text:style-name="P221"><text:s text:c="4"/>.answers {</text:p>
      <text:p text:style-name="P222"><text:s text:c="6"/>display:grid;</text:p>
      <text:p text:style-name="P223"><text:s text:c="6"/>gap: 10px;</text:p>
      <text:p text:style-name="P224"><text:s text:c="4"/>}</text:p>
      <text:p text:style-name="P225"/>
      <text:p text:style-name="P226"><text:s text:c="4"/>button.answer-btn, .control-btn {</text:p>
      <text:p text:style-name="P227"><text:s text:c="6"/>width: 100%;</text:p>
      <text:p text:style-name="P228"><text:s text:c="6"/>border: none;</text:p>
      <text:p text:style-name="P229"><text:s text:c="6"/>border-radius: 12px;</text:p>
      <text:p text:style-name="P230"><text:s text:c="6"/>padding: 14px 16px;</text:p>
      <text:p text:style-name="P231"><text:s text:c="6"/>font-size: 1rem;</text:p>
      <text:p text:style-name="P232"><text:s text:c="6"/>cursor: pointer;</text:p>
      <text:p text:style-name="P233"><text:s text:c="6"/>color: white;</text:p>
      <text:p text:style-name="P234"><text:s text:c="6"/>background: linear-gradient(180deg, #3a4659, #2e394a);</text:p>
      <text:soft-page-break/>
      <text:p text:style-name="P235"><text:s text:c="6"/>transition: transform 0.15s ease, filter 0.2s ease, background 0.2s ease;</text:p>
      <text:p text:style-name="P236"><text:s text:c="4"/>}</text:p>
      <text:p text:style-name="P237"/>
      <text:p text:style-name="P238"><text:s text:c="4"/>button.answer-btn:hover, .control-btn:hover {</text:p>
      <text:p text:style-name="P239"><text:s text:c="6"/>transform: translateY(-1px);</text:p>
      <text:p text:style-name="P240"><text:s text:c="6"/>filter: brightness(1.08);</text:p>
      <text:p text:style-name="P241"><text:s text:c="4"/>}</text:p>
      <text:p text:style-name="P242"/>
      <text:p text:style-name="P243"><text:s text:c="4"/>button.answer-btn:active, .control-btn:active {</text:p>
      <text:p text:style-name="P244"><text:s text:c="6"/>transform: translateY(0);</text:p>
      <text:p text:style-name="P245"><text:s text:c="4"/>}</text:p>
      <text:p text:style-name="P246"/>
      <text:p text:style-name="P247"><text:s text:c="4"/>.feedback {</text:p>
      <text:p text:style-name="P248"><text:s text:c="6"/>margin-top: 16px;</text:p>
      <text:p text:style-name="P249"><text:s text:c="6"/>min-height: 60px;</text:p>
      <text:p text:style-name="P250"><text:s text:c="6"/>border-radius: 14px;</text:p>
      <text:p text:style-name="P251"><text:s text:c="6"/>padding: 12px 14px;</text:p>
      <text:p text:style-name="P252"><text:s text:c="6"/>background: #ffffff0c;</text:p>
      <text:p text:style-name="P253"><text:s text:c="6"/>color: var(--text);</text:p>
      <text:p text:style-name="P254"><text:s text:c="6"/>border: 1px solid rgba(255,255,255,0.05);</text:p>
      <text:p text:style-name="P255"><text:s text:c="6"/>line-height: 1.5;</text:p>
      <text:p text:style-name="P256"><text:s text:c="4"/>}</text:p>
      <text:p text:style-name="P257"/>
      <text:p text:style-name="P258"><text:s text:c="4"/>.feedback.correct {</text:p>
      <text:p text:style-name="P259"><text:s text:c="6"/>border-color: #2fd6a8;</text:p>
      <text:p text:style-name="P260"><text:s text:c="6"/>background: #113c31;</text:p>
      <text:p text:style-name="P261"><text:s text:c="4"/>}</text:p>
      <text:p text:style-name="P262"/>
      <text:p text:style-name="P263"><text:s text:c="4"/>.feedback.wrong {</text:p>
      <text:soft-page-break/>
      <text:p text:style-name="P264"><text:s text:c="6"/>border-color: #ff7b8d;</text:p>
      <text:p text:style-name="P265"><text:s text:c="6"/>background: #4a1e27;</text:p>
      <text:p text:style-name="P266"><text:s text:c="4"/>}</text:p>
      <text:p text:style-name="P267"/>
      <text:p text:style-name="P268"><text:s text:c="4"/>.feedback.info {</text:p>
      <text:p text:style-name="P269"><text:s text:c="6"/>border-color: #6ab9ff;</text:p>
      <text:p text:style-name="P270"><text:s text:c="6"/>background: #172b42;</text:p>
      <text:p text:style-name="P271"><text:s text:c="4"/>}</text:p>
      <text:p text:style-name="P272"/>
      <text:p text:style-name="P273"><text:s text:c="4"/>.controls {</text:p>
      <text:p text:style-name="P274"><text:s text:c="6"/>display:flex;</text:p>
      <text:p text:style-name="P275"><text:s text:c="6"/>gap:10px;</text:p>
      <text:p text:style-name="P276"><text:s text:c="6"/>margin-top: 14px;</text:p>
      <text:p text:style-name="P277"><text:s text:c="6"/>flex-wrap: wrap;</text:p>
      <text:p text:style-name="P278"><text:s text:c="4"/>}</text:p>
      <text:p text:style-name="P279"/>
      <text:p text:style-name="P280"><text:s text:c="4"/>.controls .control-btn {</text:p>
      <text:p text:style-name="P281"><text:s text:c="6"/>width: auto;</text:p>
      <text:p text:style-name="P282"><text:s text:c="6"/>min-width: 160px;</text:p>
      <text:p text:style-name="P283"><text:s text:c="6"/>background: linear-gradient(180deg, #1e9f7d, #167860);</text:p>
      <text:p text:style-name="P284"><text:s text:c="4"/>}</text:p>
      <text:p text:style-name="P285"/>
      <text:p text:style-name="P286"><text:s text:c="4"/>.finish {</text:p>
      <text:p text:style-name="P287"><text:s text:c="6"/>text-align:center;</text:p>
      <text:p text:style-name="P288"><text:s text:c="6"/>padding: 18px;</text:p>
      <text:p text:style-name="P289"><text:s text:c="6"/>animation: fadeIn 0.5s ease;</text:p>
      <text:p text:style-name="P290"><text:s text:c="4"/>}</text:p>
      <text:p text:style-name="P291"/>
      <text:p text:style-name="P292"><text:s text:c="4"/>.finish h2 {</text:p>
      <text:soft-page-break/>
      <text:p text:style-name="P293"><text:s text:c="6"/>margin-top: 0;</text:p>
      <text:p text:style-name="P294"><text:s text:c="6"/>font-size: 2rem;</text:p>
      <text:p text:style-name="P295"><text:s text:c="6"/>color: var(--goal);</text:p>
      <text:p text:style-name="P296"><text:s text:c="4"/>}</text:p>
      <text:p text:style-name="P297"/>
      <text:p text:style-name="P298"><text:s text:c="4"/>.score-big {</text:p>
      <text:p text:style-name="P299"><text:s text:c="6"/>font-size: 1.4rem;</text:p>
      <text:p text:style-name="P300"><text:s text:c="6"/>margin: 10px 0 14px;</text:p>
      <text:p text:style-name="P301"><text:s text:c="4"/>}</text:p>
      <text:p text:style-name="P302"/>
      <text:p text:style-name="P303"><text:s text:c="4"/>.small {</text:p>
      <text:p text:style-name="P304"><text:s text:c="6"/>color: var(--muted);</text:p>
      <text:p text:style-name="P305"><text:s text:c="6"/>font-size: 0.95rem;</text:p>
      <text:p text:style-name="P306"><text:s text:c="4"/>}</text:p>
      <text:p text:style-name="P307"/>
      <text:p text:style-name="P308"><text:s text:c="4"/>@keyframes pulse {</text:p>
      <text:p text:style-name="P309"><text:s text:c="6"/>0% { box-shadow: 0 0 0 0 rgba(255,255,255,0.28); }</text:p>
      <text:p text:style-name="P310"><text:s text:c="6"/>70% { box-shadow: 0 0 0 10px rgba(255,255,255,0.0); }</text:p>
      <text:p text:style-name="P311"><text:s text:c="6"/>100% { box-shadow: 0 0 0 0 rgba(255,255,255,0.0); }</text:p>
      <text:p text:style-name="P312"><text:s text:c="4"/>}</text:p>
      <text:p text:style-name="P313"/>
      <text:p text:style-name="P314"><text:s text:c="4"/>@keyframes fadeIn {</text:p>
      <text:p text:style-name="P315"><text:s text:c="6"/>from { opacity: 0; transform: translateY(8px); }</text:p>
      <text:p text:style-name="P316"><text:s text:c="6"/>to { opacity: 1; transform: translateY(0); }</text:p>
      <text:p text:style-name="P317"><text:s text:c="4"/>}</text:p>
      <text:p text:style-name="P318"/>
      <text:p text:style-name="P319"><text:s text:c="4"/>@keyframes shake {</text:p>
      <text:p text:style-name="P320"><text:s text:c="6"/>0%, 100% { transform: translateX(0); }</text:p>
      <text:p text:style-name="P321"><text:s text:c="6"/>20% { transform: translateX(-7px); }</text:p>
      <text:soft-page-break/>
      <text:p text:style-name="P322"><text:s text:c="6"/>40% { transform: translateX(7px); }</text:p>
      <text:p text:style-name="P323"><text:s text:c="6"/>60% { transform: translateX(-5px); }</text:p>
      <text:p text:style-name="P324"><text:s text:c="6"/>80% { transform: translateX(5px); }</text:p>
      <text:p text:style-name="P325"><text:s text:c="4"/>}</text:p>
      <text:p text:style-name="P326"><text:s text:c="2"/>&lt;/style&gt;</text:p>
      <text:p text:style-name="P327">&lt;/head&gt;</text:p>
      <text:p text:style-name="P328">&lt;body&gt;</text:p>
      <text:p text:style-name="P329"><text:s text:c="2"/>&lt;div class="container"&gt;</text:p>
      <text:p text:style-name="Standard"><text:span text:style-name="T330"><text:s text:c="4"/></text:span>&lt;h1&gt;<text:span text:style-name="T331">🧭</text:span><text:s/>Die Räuber – Lernlabyrinth&lt;/h1&gt;</text:p>
      <text:p text:style-name="Standard"><text:s text:c="4"/>&lt;div class="subtitle"&gt;Vorbereitung auf die Maturaprüfung zu Friedrich Schillers &lt;em&gt;Die Räuber&lt;/em&gt;&lt;/div&gt;</text:p>
      <text:p text:style-name="Standard"/>
      <text:p text:style-name="Standard"><text:s text:c="4"/><text:span text:style-name="T332">&lt;div class="top-grid"&gt;</text:span></text:p>
      <text:p text:style-name="P333"><text:s text:c="6"/>&lt;div class="panel"&gt;</text:p>
      <text:p text:style-name="P334"><text:s text:c="8"/>&lt;div class="maze-title"&gt;</text:p>
      <text:p text:style-name="P335"><text:s text:c="10"/>&lt;strong&gt;Labyrinthkarte&lt;/strong&gt;</text:p>
      <text:p text:style-name="P336"><text:s text:c="10"/>&lt;span class="badge" id="mazeStatus"&gt;Hauptweg&lt;/span&gt;</text:p>
      <text:p text:style-name="P337"><text:s text:c="8"/>&lt;/div&gt;</text:p>
      <text:p text:style-name="P338"/>
      <text:p text:style-name="P339"><text:s text:c="8"/>&lt;div class="stats"&gt;</text:p>
      <text:p text:style-name="P340"><text:s text:c="10"/>&lt;span class="badge"&gt;Punkte: &lt;strong id="score"&gt;0&lt;/strong&gt;&lt;/span&gt;</text:p>
      <text:p text:style-name="P341"><text:s text:c="10"/>&lt;span class="badge"&gt;Hauptfelder: &lt;strong id="mainProgress"&gt;0&lt;/strong&gt;/8&lt;/span&gt;</text:p>
      <text:p text:style-name="P342"><text:s text:c="10"/>&lt;span class="badge"&gt;Umwege gelöst: &lt;strong id="detourCount"&gt;0&lt;/strong&gt;&lt;/span&gt;</text:p>
      <text:p text:style-name="P343"><text:s text:c="8"/>&lt;/div&gt;</text:p>
      <text:p text:style-name="P344"/>
      <text:p text:style-name="P345"><text:s text:c="8"/>&lt;div class="labyrinth" id="labyrinth"&gt;&lt;/div&gt;</text:p>
      <text:p text:style-name="P346"/>
      <text:p text:style-name="P347"><text:s text:c="8"/>&lt;div class="legend"&gt;</text:p>
      <text:soft-page-break/>
      <text:p text:style-name="P348"><text:s text:c="10"/>&lt;span class="l-current"&gt;Deine Position&lt;/span&gt;</text:p>
      <text:p text:style-name="P349"><text:s text:c="10"/>&lt;span class="l-main"&gt;Hauptweg&lt;/span&gt;</text:p>
      <text:p text:style-name="P350"><text:s text:c="10"/>&lt;span class="l-detour"&gt;Umweg&lt;/span&gt;</text:p>
      <text:p text:style-name="P351"><text:s text:c="10"/>&lt;span class="l-goal"&gt;Ziel&lt;/span&gt;</text:p>
      <text:p text:style-name="P352"><text:s text:c="8"/>&lt;/div&gt;</text:p>
      <text:p text:style-name="P353"><text:s text:c="6"/>&lt;/div&gt;</text:p>
      <text:p text:style-name="P354"/>
      <text:p text:style-name="P355"><text:s text:c="6"/>&lt;div class="panel"&gt;</text:p>
      <text:p text:style-name="P356"><text:s text:c="8"/>&lt;div class="question-head"&gt;</text:p>
      <text:p text:style-name="P357"><text:s text:c="10"/>&lt;div&gt;</text:p>
      <text:p text:style-name="P358"><text:s text:c="12"/>&lt;div class="question-type" id="questionType"&gt;Hauptfrage&lt;/div&gt;</text:p>
      <text:p text:style-name="P359"><text:s text:c="12"/>&lt;div class="small" id="levelInfo"&gt;Level 1&lt;/div&gt;</text:p>
      <text:p text:style-name="P360"><text:s text:c="10"/>&lt;/div&gt;</text:p>
      <text:p text:style-name="P361"><text:s text:c="10"/>&lt;span class="badge" id="stepInfo"&gt;Feld 1&lt;/span&gt;</text:p>
      <text:p text:style-name="P362"><text:s text:c="8"/>&lt;/div&gt;</text:p>
      <text:p text:style-name="P363"/>
      <text:p text:style-name="P364"><text:s text:c="8"/>&lt;div class="question-box" id="questionBox"&gt;</text:p>
      <text:p text:style-name="P365"><text:s text:c="10"/>&lt;p class="question" id="questionText"&gt;Frage wird geladen…&lt;/p&gt;</text:p>
      <text:p text:style-name="P366"><text:s text:c="10"/>&lt;div class="answers" id="answers"&gt;&lt;/div&gt;</text:p>
      <text:p text:style-name="Standard"><text:span text:style-name="T367"><text:s text:c="10"/></text:span>&lt;div class="feedback info" id="feedback"&gt;Wähle eine Antwort aus, um durch das Labyrinth zu gehen.&lt;/div&gt;</text:p>
      <text:p text:style-name="Standard"><text:s text:c="8"/><text:span text:style-name="T368">&lt;/div&gt;</text:span></text:p>
      <text:p text:style-name="P369"/>
      <text:p text:style-name="P370"><text:s text:c="8"/>&lt;div class="controls"&gt;</text:p>
      <text:p text:style-name="P371"><text:s text:c="10"/>&lt;button class="control-btn" id="restartBtn" style="display:none;"&gt;Neu starten&lt;/button&gt;</text:p>
      <text:p text:style-name="P372"><text:s text:c="8"/>&lt;/div&gt;</text:p>
      <text:p text:style-name="P373"><text:s text:c="6"/>&lt;/div&gt;</text:p>
      <text:p text:style-name="P374"><text:s text:c="4"/>&lt;/div&gt;</text:p>
      <text:soft-page-break/>
      <text:p text:style-name="P375"><text:s text:c="2"/>&lt;/div&gt;</text:p>
      <text:p text:style-name="P376"/>
      <text:p text:style-name="P377"><text:s text:c="2"/>&lt;script&gt;</text:p>
      <text:p text:style-name="P378"><text:s text:c="4"/>// ---------- Sound ----------</text:p>
      <text:p text:style-name="Standard"><text:span text:style-name="T379"><text:s text:c="4"/></text:span>// Kleine WebAudio-Töne, damit keine externen Dateien nötig sind</text:p>
      <text:p text:style-name="Standard"><text:s text:c="4"/><text:span text:style-name="T380">const audioCtx = new (window.AudioContext || window.webkitAudioContext)();</text:span></text:p>
      <text:p text:style-name="P381"/>
      <text:p text:style-name="P382"><text:s text:c="4"/>function playTone(freq, duration, type = "sine", volume = 0.03) {</text:p>
      <text:p text:style-name="P383"><text:s text:c="6"/>const osc = audioCtx.createOscillator();</text:p>
      <text:p text:style-name="P384"><text:s text:c="6"/>const gain = audioCtx.createGain();</text:p>
      <text:p text:style-name="P385"><text:s text:c="6"/>osc.type = type;</text:p>
      <text:p text:style-name="P386"><text:s text:c="6"/>osc.frequency.value = freq;</text:p>
      <text:p text:style-name="P387"><text:s text:c="6"/>gain.gain.value = volume;</text:p>
      <text:p text:style-name="P388"><text:s text:c="6"/>osc.connect(gain);</text:p>
      <text:p text:style-name="P389"><text:s text:c="6"/>gain.connect(audioCtx.destination);</text:p>
      <text:p text:style-name="P390"><text:s text:c="6"/>osc.start();</text:p>
      <text:p text:style-name="P391"><text:s text:c="6"/>osc.stop(audioCtx.currentTime + duration);</text:p>
      <text:p text:style-name="P392"><text:s text:c="4"/>}</text:p>
      <text:p text:style-name="P393"/>
      <text:p text:style-name="P394"><text:s text:c="4"/>function playCorrectSound() {</text:p>
      <text:p text:style-name="P395"><text:s text:c="6"/>playTone(660, 0.12, "triangle", 0.04);</text:p>
      <text:p text:style-name="P396"><text:s text:c="6"/>setTimeout(() =&gt; playTone(880, 0.16, "triangle", 0.04), 100);</text:p>
      <text:p text:style-name="P397"><text:s text:c="4"/>}</text:p>
      <text:p text:style-name="P398"/>
      <text:p text:style-name="P399"><text:s text:c="4"/>function playWrongSound() {</text:p>
      <text:p text:style-name="P400"><text:s text:c="6"/>playTone(240, 0.18, "sawtooth", 0.04);</text:p>
      <text:p text:style-name="P401"><text:s text:c="6"/>setTimeout(() =&gt; playTone(180, 0.22, "sawtooth", 0.035), 90);</text:p>
      <text:p text:style-name="P402"><text:s text:c="4"/>}</text:p>
      <text:p text:style-name="P403"/>
      <text:soft-page-break/>
      <text:p text:style-name="P404"><text:s text:c="4"/>function playGoalSound() {</text:p>
      <text:p text:style-name="P405"><text:s text:c="6"/>playTone(523, 0.12, "triangle", 0.04);</text:p>
      <text:p text:style-name="P406"><text:s text:c="6"/>setTimeout(() =&gt; playTone(659, 0.12, "triangle", 0.04), 120);</text:p>
      <text:p text:style-name="P407"><text:s text:c="6"/>setTimeout(() =&gt; playTone(784, 0.2, "triangle", 0.045), 240);</text:p>
      <text:p text:style-name="P408"><text:s text:c="4"/>}</text:p>
      <text:p text:style-name="P409"/>
      <text:p text:style-name="P410"><text:s text:c="4"/>// ---------- Fragen ----------</text:p>
      <text:p text:style-name="P411"><text:s text:c="4"/>const mainQuestions = [</text:p>
      <text:p text:style-name="P412"><text:s text:c="6"/>{</text:p>
      <text:p text:style-name="P413"><text:s text:c="8"/>level: "Grundlagen",</text:p>
      <text:p text:style-name="Standard"><text:span text:style-name="T414"><text:s text:c="8"/></text:span>q: "Warum verstösst der Vater Karl?",</text:p>
      <text:p text:style-name="Standard"><text:s text:c="8"/>a: [</text:p>
      <text:p text:style-name="Standard"><text:s text:c="10"/>"Weil Karl ihn öffentlich beleidigt",</text:p>
      <text:p text:style-name="Standard"><text:s text:c="10"/>"Weil Franz mit einem gefälschten Brief den Vater manipuliert",</text:p>
      <text:p text:style-name="Standard"><text:s text:c="10"/>"Weil Karl sein Erbe freiwillig ablehnt"</text:p>
      <text:p text:style-name="Standard"><text:s text:c="8"/>],</text:p>
      <text:p text:style-name="Standard"><text:s text:c="8"/>correct: 1,</text:p>
      <text:p text:style-name="Standard"><text:s text:c="8"/>explanation: "Franz fängt Karls Brief ab und ersetzt ihn durch eine erfundene Version, um den Vater gegen Karl aufzubringen."</text:p>
      <text:p text:style-name="Standard"><text:s text:c="6"/>},</text:p>
      <text:p text:style-name="Standard"><text:s text:c="6"/>{</text:p>
      <text:p text:style-name="Standard"><text:s text:c="8"/>level: "Figuren",</text:p>
      <text:p text:style-name="Standard"><text:s text:c="8"/>q: "Welche Rolle nimmt Karl als Räuberhauptmann ursprünglich für sich selbst in Anspruch?",</text:p>
      <text:p text:style-name="Standard"><text:s text:c="8"/>a: [</text:p>
      <text:p text:style-name="Standard"><text:s text:c="10"/>"Er sieht sich als blossen Gesetzlosen ohne moralischen Anspruch",</text:p>
      <text:p text:style-name="Standard"><text:s text:c="10"/>"Er versteht sich als Kämpfer gegen Ungerechtigkeit und will eine gerechtere Ordnung schaffen",</text:p>
      <text:p text:style-name="Standard"><text:s text:c="10"/>"Er will nur Reichtum und Ansehen gewinnen"</text:p>
      <text:p text:style-name="Standard"><text:s text:c="8"/>],</text:p>
      <text:soft-page-break/>
      <text:p text:style-name="Standard"><text:s text:c="8"/>correct: 1,</text:p>
      <text:p text:style-name="Standard"><text:s text:c="8"/>explanation: "Karl glaubt zunächst, seine Gewalt stehe im Dienst einer höheren Gerechtigkeit. Gerade daran scheitert er später."</text:p>
      <text:p text:style-name="Standard"><text:s text:c="6"/>},</text:p>
      <text:p text:style-name="Standard"><text:s text:c="6"/>{</text:p>
      <text:p text:style-name="Standard"><text:s text:c="8"/>level: "Figurenanalyse",</text:p>
      <text:p text:style-name="Standard"><text:s text:c="8"/>q: "Warum kann Franz als extrem rational und zugleich moralisch entgrenzt beschrieben werden?",</text:p>
      <text:p text:style-name="Standard"><text:s text:c="8"/>a: [</text:p>
      <text:p text:style-name="Standard"><text:s text:c="10"/>"Weil er sich von Gefühlen leiten lässt und deshalb unberechenbar handelt",</text:p>
      <text:p text:style-name="Standard"><text:s text:c="10"/>"Weil er alles religiös deutet und dem Schicksal überlässt",</text:p>
      <text:p text:style-name="Standard"><text:s text:c="10"/>"Weil er Vernunft, Nutzen und Macht über Moral, Mitgefühl und familiäre Bindung stellt"</text:p>
      <text:p text:style-name="Standard"><text:s text:c="8"/>],</text:p>
      <text:p text:style-name="Standard"><text:s text:c="8"/>correct: 2,</text:p>
      <text:p text:style-name="Standard"><text:s text:c="8"/>explanation: "Franz denkt kalt, funktional und eigennützig. Gerade diese entmenschlichte Rationalität macht ihn gefährlich."</text:p>
      <text:p text:style-name="Standard"><text:s text:c="6"/>},</text:p>
      <text:p text:style-name="Standard"><text:s text:c="6"/>{</text:p>
      <text:p text:style-name="Standard"><text:s text:c="8"/>level: "Handlung",</text:p>
      <text:p text:style-name="Standard"><text:s text:c="8"/>q: "Warum zerbricht Karls idealistisches Räuberbild?",</text:p>
      <text:p text:style-name="Standard"><text:s text:c="8"/>a: [</text:p>
      <text:p text:style-name="Standard"><text:s text:c="10"/>"Weil seine Bande in der Praxis grausam wird und die Grenze zwischen Gerechtigkeit und Verbrechen verwischt",</text:p>
      <text:p text:style-name="Standard"><text:s text:c="10"/>"Weil er plötzlich reich wird und das Räuberleben langweilig findet",</text:p>
      <text:p text:style-name="Standard"><text:s text:c="10"/>"Weil Amalia ihn überredet, sofort zurückzukehren"</text:p>
      <text:p text:style-name="Standard"><text:s text:c="8"/>],</text:p>
      <text:p text:style-name="Standard"><text:s text:c="8"/>correct: 0,</text:p>
      <text:p text:style-name="Standard"><text:s text:c="8"/>explanation: "Karl erkennt, dass seine Bande nicht nur gegen Unterdrückung kämpft, sondern selbst Unschuldige gefährdet und vernichtet."</text:p>
      <text:p text:style-name="Standard"><text:s text:c="6"/>},</text:p>
      <text:soft-page-break/>
      <text:p text:style-name="Standard"><text:s text:c="6"/>{</text:p>
      <text:p text:style-name="Standard"><text:s text:c="8"/>level: "Beziehungsnetz",</text:p>
      <text:p text:style-name="Standard"><text:s text:c="8"/>q: "Welche Funktion hat Amalia im Stück am deutlichsten?",</text:p>
      <text:p text:style-name="Standard"><text:s text:c="8"/>a: [</text:p>
      <text:p text:style-name="Standard"><text:s text:c="10"/>"Sie ist eine opportunistische Figur, die sich dem Stärkeren anschliesst",</text:p>
      <text:p text:style-name="Standard"><text:s text:c="10"/>"Sie verkörpert Treue, emotionale Beständigkeit und moralische Klarheit",</text:p>
      <text:p text:style-name="Standard"><text:s text:c="10"/>"Sie ist hauptsächlich komische Entlastungsfigur"</text:p>
      <text:p text:style-name="Standard"><text:s text:c="8"/>],</text:p>
      <text:p text:style-name="Standard"><text:s text:c="8"/>correct: 1,</text:p>
      <text:p text:style-name="Standard"><text:s text:c="8"/>explanation: "Amalia bleibt Karl treu und widersteht Franz. Dadurch bildet sie einen moralischen Gegenpol zur Intrige."</text:p>
      <text:p text:style-name="Standard"><text:s text:c="6"/>},</text:p>
      <text:p text:style-name="Standard"><text:s text:c="6"/>{</text:p>
      <text:p text:style-name="Standard"><text:s text:c="8"/>level: "Deutung",</text:p>
      <text:p text:style-name="Standard"><text:s text:c="8"/>q: "Was zeigt der Bruderkonflikt zwischen Karl und Franz besonders deutlich?",</text:p>
      <text:p text:style-name="Standard"><text:s text:c="8"/>a: [</text:p>
      <text:p text:style-name="Standard"><text:s text:c="10"/>"Den Gegensatz zwischen Gefühl/Idealismus und kalter Zweckrationalität",</text:p>
      <text:p text:style-name="Standard"><text:s text:c="10"/>"Den Gegensatz zwischen Adel und Bürgertum",</text:p>
      <text:p text:style-name="Standard"><text:s text:c="10"/>"Den Gegensatz zwischen Jugend und Alter"</text:p>
      <text:p text:style-name="Standard"><text:s text:c="8"/>],</text:p>
      <text:p text:style-name="Standard"><text:s text:c="8"/>correct: 0,</text:p>
      <text:p text:style-name="Standard"><text:s text:c="8"/>explanation: "Karl handelt aus Leidenschaft und Freiheitsdrang, Franz aus Kontrolle, Kalkül und Machtstreben."</text:p>
      <text:p text:style-name="Standard"><text:s text:c="6"/>},</text:p>
      <text:p text:style-name="Standard"><text:s text:c="6"/>{</text:p>
      <text:p text:style-name="Standard"><text:s text:c="8"/>level: "Finale",</text:p>
      <text:p text:style-name="Standard"><text:s text:c="8"/>q: "Warum tötet Karl Amalia am Ende?",</text:p>
      <text:p text:style-name="Standard"><text:s text:c="8"/>a: [</text:p>
      <text:p text:style-name="Standard"><text:s text:c="10"/>"Aus Eifersucht auf Franz",</text:p>
      <text:soft-page-break/>
      <text:p text:style-name="Standard"><text:s text:c="10"/>"Weil er in seiner ausweglosen Lage keinen Weg mehr sieht, Liebe und sein gegebenes Räuberversprechen zu vereinen",</text:p>
      <text:p text:style-name="Standard"><text:s text:c="10"/>"Weil Amalia ihn verraten hat"</text:p>
      <text:p text:style-name="Standard"><text:s text:c="8"/>],</text:p>
      <text:p text:style-name="Standard"><text:s text:c="8"/>correct: 1,</text:p>
      <text:p text:style-name="Standard"><text:s text:c="8"/>explanation: "Die Tat ist Ausdruck völliger Verzweiflung. Karl sieht keinen Platz mehr für ein gemeinsames, friedliches Leben."</text:p>
      <text:p text:style-name="Standard"><text:s text:c="6"/>},</text:p>
      <text:p text:style-name="Standard"><text:s text:c="6"/>{</text:p>
      <text:p text:style-name="Standard"><text:s text:c="8"/>level: "Matura-Level",</text:p>
      <text:p text:style-name="Standard"><text:s text:c="8"/>q: "Welche zentrale Aussage lässt sich aus dem Drama besonders gut ableiten?",</text:p>
      <text:p text:style-name="Standard"><text:s text:c="8"/>a: [</text:p>
      <text:p text:style-name="Standard"><text:s text:c="10"/>"Extreme Haltungen – ob idealistisch oder zynisch – führen zur Zerstörung",</text:p>
      <text:p text:style-name="Standard"><text:s text:c="10"/>"Gesetze sind grundsätzlich immer ungerecht",</text:p>
      <text:p text:style-name="Standard"><text:s text:c="10"/>"Familie ist stärker als jede politische oder moralische Idee"</text:p>
      <text:p text:style-name="Standard"><text:s text:c="8"/>],</text:p>
      <text:p text:style-name="Standard"><text:s text:c="8"/>correct: 0,</text:p>
      <text:p text:style-name="Standard"><text:s text:c="8"/>explanation: "Sowohl Karls radikaler Freiheitsdrang als auch Franz’ skrupellose Machtlogik enden zerstörerisch."</text:p>
      <text:p text:style-name="Standard"><text:s text:c="6"/>}</text:p>
      <text:p text:style-name="Standard"><text:s text:c="4"/>];</text:p>
      <text:p text:style-name="Standard"/>
      <text:p text:style-name="Standard"><text:s text:c="4"/>const detourQuestions = [</text:p>
      <text:p text:style-name="Standard">{</text:p>
      <text:p text:style-name="Standard">q: "Wer manipuliert den Vater gezielt gegen Karl?",</text:p>
      <text:p text:style-name="Standard">a: ["Franz", "Amalia"],</text:p>
      <text:p text:style-name="Standard">correct: 0,</text:p>
      <text:p text:style-name="Standard">explanation: "Franz ist der Intrigant."</text:p>
      <text:p text:style-name="Standard">},</text:p>
      <text:p text:style-name="Standard">{</text:p>
      <text:soft-page-break/>
      <text:p text:style-name="Standard">q: "Wird Karl freiwillig Räuber?",</text:p>
      <text:p text:style-name="Standard">a: ["Ja", "Nein"],</text:p>
      <text:p text:style-name="Standard">correct: 0,</text:p>
      <text:p text:style-name="Standard">explanation: "Ja."</text:p>
      <text:p text:style-name="Standard">},</text:p>
      <text:p text:style-name="Standard">{</text:p>
      <text:p text:style-name="Standard">q: "Ist Franz kalt-berechnend?",</text:p>
      <text:p text:style-name="Standard">a: ["Ja", "Nein"],</text:p>
      <text:p text:style-name="Standard">correct: 0,</text:p>
      <text:p text:style-name="Standard">explanation: "Ja."</text:p>
      <text:p text:style-name="Standard">},</text:p>
      <text:p text:style-name="Standard">{</text:p>
      <text:p text:style-name="Standard">q: "Bleiben die Räuber friedlich?",</text:p>
      <text:p text:style-name="Standard">a: ["Ja", "Nein"],</text:p>
      <text:p text:style-name="Standard">correct: 1,</text:p>
      <text:p text:style-name="Standard">explanation: "Nein."</text:p>
      <text:p text:style-name="Standard">},</text:p>
      <text:p text:style-name="Standard">{</text:p>
      <text:p text:style-name="Standard">q: "Bleibt Amalia treu?",</text:p>
      <text:p text:style-name="Standard">a: ["Ja", "Nein"],</text:p>
      <text:p text:style-name="Standard">correct: 0,</text:p>
      <text:p text:style-name="Standard">explanation: "Ja."</text:p>
      <text:p text:style-name="Standard">},</text:p>
      <text:p text:style-name="Standard">{</text:p>
      <text:p text:style-name="Standard">q: "Ist Karl emotional?",</text:p>
      <text:p text:style-name="P415">a: ["Ja", "Nein"],</text:p>
      <text:p text:style-name="P416">correct: 0,</text:p>
      <text:p text:style-name="P417">explanation: "Ja."</text:p>
      <text:p text:style-name="P418">},</text:p>
      <text:soft-page-break/>
      <text:p text:style-name="P419">{</text:p>
      <text:p text:style-name="P420">q: "Liebt Karl Amalia?",</text:p>
      <text:p text:style-name="P421">a: ["Ja", "Nein"],</text:p>
      <text:p text:style-name="P422">correct: 0,</text:p>
      <text:p text:style-name="Standard">explanation: "Ja."</text:p>
      <text:p text:style-name="Standard">},</text:p>
      <text:p text:style-name="Standard">{</text:p>
      <text:p text:style-name="Standard">q: "Scheitern beide Brüder?",</text:p>
      <text:p text:style-name="P423">a: ["Ja", "Nein"],</text:p>
      <text:p text:style-name="P424">correct: 0,</text:p>
      <text:p text:style-name="P425">explanation: "Ja."</text:p>
      <text:p text:style-name="P426">}</text:p>
      <text:p text:style-name="P427">];<text:s/></text:p>
      <text:p text:style-name="P428"/>
      <text:p text:style-name="P429"><text:s text:c="4"/>// ---------- Labyrinthfelder ----------</text:p>
      <text:p text:style-name="P430"><text:s text:c="4"/>const tiles = [</text:p>
      <text:p text:style-name="Standard"><text:span text:style-name="T431"><text:s text:c="6"/>{ type: "start", label: "Start", icon: "</text:span><text:span text:style-name="T432">🚪</text:span><text:span text:style-name="T433">" },</text:span></text:p>
      <text:p text:style-name="P434"><text:s text:c="6"/>{ type: "main", label: "Feld 1", icon: "1" },</text:p>
      <text:p text:style-name="P435"><text:s text:c="6"/>{ type: "main", label: "Feld 2", icon: "2" },</text:p>
      <text:p text:style-name="P436"><text:s text:c="6"/>{ type: "main", label: "Feld 3", icon: "3" },</text:p>
      <text:p text:style-name="Standard"><text:span text:style-name="T437"><text:s text:c="6"/>{ type: "detour", label: "Umweg A", icon: "</text:span><text:span text:style-name="T438">↪</text:span><text:span text:style-name="T439">" },</text:span></text:p>
      <text:p text:style-name="P440"><text:s text:c="6"/>{ type: "main", label: "Feld 4", icon: "4" },</text:p>
      <text:p text:style-name="P441"><text:s text:c="6"/>{ type: "main", label: "Feld 5", icon: "5" },</text:p>
      <text:p text:style-name="Standard"><text:span text:style-name="T442"><text:s text:c="6"/>{ type: "detour", label: "Umweg B", icon: "</text:span><text:span text:style-name="T443">↪</text:span><text:span text:style-name="T444">" },</text:span></text:p>
      <text:p text:style-name="P445"><text:s text:c="6"/>{ type: "main", label: "Feld 6", icon: "6" },</text:p>
      <text:p text:style-name="P446"><text:s text:c="6"/>{ type: "main", label: "Feld 7", icon: "7" },</text:p>
      <text:p text:style-name="P447"><text:s text:c="6"/>{ type: "main", label: "Feld 8", icon: "8" },</text:p>
      <text:p text:style-name="Standard"><text:span text:style-name="T448"><text:s text:c="6"/>{ type: "goal", label: "Ziel", icon: "</text:span><text:span text:style-name="T449">🏁</text:span><text:span text:style-name="T450">" }</text:span></text:p>
      <text:soft-page-break/>
      <text:p text:style-name="P451"><text:s text:c="4"/>];</text:p>
      <text:p text:style-name="P452"/>
      <text:p text:style-name="P453"><text:s text:c="4"/>// ---------- Spielzustand ----------</text:p>
      <text:p text:style-name="P454"><text:s text:c="4"/>let currentMainIndex = 0; <text:s text:c="2"/>// 0 bis 7</text:p>
      <text:p text:style-name="P455"><text:s text:c="4"/>let score = 0;</text:p>
      <text:p text:style-name="P456"><text:s text:c="4"/>let detourCount = 0;</text:p>
      <text:p text:style-name="P457"><text:s text:c="4"/>let inDetour = false;</text:p>
      <text:p text:style-name="P458"><text:s text:c="4"/>let finished = false;</text:p>
      <text:p text:style-name="P459"/>
      <text:p text:style-name="P460"><text:s text:c="4"/>const labyrinthEl = document.getElementById("labyrinth");</text:p>
      <text:p text:style-name="P461"><text:s text:c="4"/>const mazeStatusEl = document.getElementById("mazeStatus");</text:p>
      <text:p text:style-name="P462"><text:s text:c="4"/>const scoreEl = document.getElementById("score");</text:p>
      <text:p text:style-name="P463"><text:s text:c="4"/>const mainProgressEl = document.getElementById("mainProgress");</text:p>
      <text:p text:style-name="P464"><text:s text:c="4"/>const detourCountEl = document.getElementById("detourCount");</text:p>
      <text:p text:style-name="Standard"><text:span text:style-name="T465"><text:s text:c="4"/></text:span><text:span text:style-name="T466">const questionTypeEl = document.getElementById("questionType");</text:span></text:p>
      <text:p text:style-name="P467"><text:s text:c="4"/>const levelInfoEl = document.getElementById("levelInfo");</text:p>
      <text:p text:style-name="P468"><text:s text:c="4"/>const stepInfoEl = document.getElementById("stepInfo");</text:p>
      <text:p text:style-name="P469"><text:s text:c="4"/>const questionTextEl = document.getElementById("questionText");</text:p>
      <text:p text:style-name="Standard"><text:span text:style-name="T470"><text:s text:c="4"/></text:span><text:span text:style-name="T471">const answersEl = document.getElementById("answers");</text:span></text:p>
      <text:p text:style-name="P472"><text:s text:c="4"/>const feedbackEl = document.getElementById("feedback");</text:p>
      <text:p text:style-name="Standard"><text:span text:style-name="T473"><text:s text:c="4"/></text:span><text:span text:style-name="T474">const questionBoxEl = document.getElementById("questionBox");</text:span></text:p>
      <text:p text:style-name="Standard"><text:span text:style-name="T475"><text:s text:c="4"/></text:span>const restartBtn = document.getElementById("restartBtn");</text:p>
      <text:p text:style-name="Standard"/>
      <text:p text:style-name="Standard"><text:s text:c="4"/>function renderLabyrinth() {</text:p>
      <text:p text:style-name="Standard"><text:s text:c="6"/>labyrinthEl.innerHTML = "";</text:p>
      <text:p text:style-name="Standard"/>
      <text:p text:style-name="Standard"><text:s text:c="6"/>// Aktuelle "sichtbare" Position auf Karte:</text:p>
      <text:p text:style-name="Standard"><text:s text:c="6"/>// Start = Tile 0</text:p>
      <text:p text:style-name="Standard"><text:s text:c="6"/>// main 0..7 = Tiles 1,2,3,5,6,8,9,10</text:p>
      <text:soft-page-break/>
      <text:p text:style-name="Standard"><text:s text:c="6"/>// detours = Tile 4 oder 7 (rein symbolisch)</text:p>
      <text:p text:style-name="Standard"><text:s text:c="6"/>const mainTileMap = [1,2,3,5,6,8,9,10];</text:p>
      <text:p text:style-name="Standard"><text:s text:c="6"/>const currentTile = inDetour</text:p>
      <text:p text:style-name="Standard"><text:s text:c="8"/>? (currentMainIndex &lt;= 2 ? 4 : 7)</text:p>
      <text:p text:style-name="Standard"><text:s text:c="8"/>: (finished ? 11 : mainTileMap[Math.min(currentMainIndex, mainTileMap.length - 1)]);</text:p>
      <text:p text:style-name="Standard"/>
      <text:p text:style-name="Standard"><text:s text:c="6"/><text:span text:style-name="T476">tiles.forEach((tile, index) =&gt; {</text:span></text:p>
      <text:p text:style-name="P477"><text:s text:c="8"/>const div = document.createElement("div");</text:p>
      <text:p text:style-name="P478"><text:s text:c="8"/>div.className = "tile";</text:p>
      <text:p text:style-name="P479"/>
      <text:p text:style-name="P480"><text:s text:c="8"/>if (tile.type === "main") div.classList.add("path");</text:p>
      <text:p text:style-name="P481"><text:s text:c="8"/>if (tile.type === "detour") div.classList.add("detour");</text:p>
      <text:p text:style-name="P482"><text:s text:c="8"/>if (tile.type === "goal") div.classList.add("goal");</text:p>
      <text:p text:style-name="P483"/>
      <text:p text:style-name="Standard"><text:span text:style-name="T484"><text:s text:c="8"/></text:span>// Bereits geschaffte Hauptfelder markieren</text:p>
      <text:p text:style-name="Standard"><text:s text:c="8"/>const completedMainTiles = [1,2,3,5,6,8,9,10];</text:p>
      <text:p text:style-name="Standard"><text:s text:c="8"/><text:span text:style-name="T485">completedMainTiles.forEach((tileIndex, i) =&gt; {</text:span></text:p>
      <text:p text:style-name="P486"><text:s text:c="10"/>if (!inDetour &amp;&amp; currentMainIndex &gt; i &amp;&amp; index === tileIndex) {</text:p>
      <text:p text:style-name="P487"><text:s text:c="12"/>div.classList.add("done");</text:p>
      <text:p text:style-name="P488"><text:s text:c="10"/>}</text:p>
      <text:p text:style-name="P489"><text:s text:c="10"/>if (finished &amp;&amp; index === tileIndex) {</text:p>
      <text:p text:style-name="P490"><text:s text:c="12"/>div.classList.add("done");</text:p>
      <text:p text:style-name="P491"><text:s text:c="10"/>}</text:p>
      <text:p text:style-name="P492"><text:s text:c="8"/>});</text:p>
      <text:p text:style-name="P493"/>
      <text:p text:style-name="P494"><text:s text:c="8"/>if (index === currentTile) {</text:p>
      <text:p text:style-name="P495"><text:s text:c="10"/>if (inDetour) {</text:p>
      <text:p text:style-name="P496"><text:s text:c="12"/>div.classList.add("detour-current");</text:p>
      <text:p text:style-name="P497"><text:s text:c="10"/>}</text:p>
      <text:soft-page-break/>
      <text:p text:style-name="P498"><text:s text:c="10"/>div.classList.add("current");</text:p>
      <text:p text:style-name="P499"><text:s text:c="8"/>}</text:p>
      <text:p text:style-name="P500"/>
      <text:p text:style-name="P501"><text:s text:c="8"/>div.innerHTML = `</text:p>
      <text:p text:style-name="P502"><text:s text:c="10"/>&lt;div class="tile-icon"&gt;${tile.icon}&lt;/div&gt;</text:p>
      <text:p text:style-name="P503"><text:s text:c="10"/>&lt;div class="tile-label"&gt;${tile.label}&lt;/div&gt;</text:p>
      <text:p text:style-name="P504"><text:s text:c="8"/>`;</text:p>
      <text:p text:style-name="P505"><text:s text:c="8"/>labyrinthEl.appendChild(div);</text:p>
      <text:p text:style-name="P506"><text:s text:c="6"/>});</text:p>
      <text:p text:style-name="P507"/>
      <text:p text:style-name="P508"><text:s text:c="6"/>scoreEl.textContent = score;</text:p>
      <text:p text:style-name="P509"><text:s text:c="6"/>mainProgressEl.textContent = finished ? mainQuestions.length : currentMainIndex;</text:p>
      <text:p text:style-name="P510"><text:s text:c="6"/>detourCountEl.textContent = detourCount;</text:p>
      <text:p text:style-name="P511"><text:s text:c="6"/>mazeStatusEl.textContent = inDetour ? "Umweg" : finished ? "Ziel erreicht" : "Hauptweg";</text:p>
      <text:p text:style-name="P512"><text:s text:c="4"/>}</text:p>
      <text:p text:style-name="P513"/>
      <text:p text:style-name="P514"><text:s text:c="4"/>function setFeedback(type, html) {</text:p>
      <text:p text:style-name="P515"><text:s text:c="6"/>feedbackEl.className = "feedback " + type;</text:p>
      <text:p text:style-name="P516"><text:s text:c="6"/>feedbackEl.innerHTML = html;</text:p>
      <text:p text:style-name="P517"><text:s text:c="4"/>}</text:p>
      <text:p text:style-name="P518"/>
      <text:p text:style-name="P519"><text:s text:c="4"/>function getCurrentQuestion() {</text:p>
      <text:p text:style-name="P520"><text:s text:c="6"/>if (finished) return null;</text:p>
      <text:p text:style-name="P521"><text:s text:c="6"/>if (inDetour) return detourQuestions[currentMainIndex];</text:p>
      <text:p text:style-name="P522"><text:s text:c="6"/>return mainQuestions[currentMainIndex];</text:p>
      <text:p text:style-name="P523"><text:s text:c="4"/>}</text:p>
      <text:p text:style-name="P524"/>
      <text:p text:style-name="P525"><text:s text:c="4"/>function renderQuestion() {</text:p>
      <text:soft-page-break/>
      <text:p text:style-name="P526"><text:s text:c="6"/>renderLabyrinth();</text:p>
      <text:p text:style-name="P527"/>
      <text:p text:style-name="P528"><text:s text:c="6"/>if (finished) {</text:p>
      <text:p text:style-name="P529"><text:s text:c="8"/>questionTypeEl.textContent = "Abschluss";</text:p>
      <text:p text:style-name="P530"><text:s text:c="8"/>levelInfoEl.textContent = "Matura-Ziel";</text:p>
      <text:p text:style-name="P531"><text:s text:c="8"/>stepInfoEl.textContent = "Ziel";</text:p>
      <text:p text:style-name="P532"><text:s text:c="8"/>questionTextEl.innerHTML = `</text:p>
      <text:p text:style-name="Standard"><text:span text:style-name="T533"><text:s text:c="10"/></text:span>&lt;div class="finish"&gt;</text:p>
      <text:p text:style-name="Standard"><text:s text:c="12"/>&lt;h2&gt;<text:span text:style-name="T534">🏁</text:span><text:s/>Ziel erreicht!&lt;/h2&gt;</text:p>
      <text:p text:style-name="Standard"><text:s text:c="12"/>&lt;div class="score-big"&gt;Du hast &lt;strong&gt;${score}&lt;/strong&gt; von &lt;strong&gt;${mainQuestions.length}&lt;/strong&gt; Hauptfragen direkt richtig gelöst.&lt;/div&gt;</text:p>
      <text:p text:style-name="Standard"><text:s text:c="12"/>&lt;div class="small"&gt;Zusätzlich hast du &lt;strong&gt;${detourCount}&lt;/strong&gt; Umweg(e) bewältigt. Sehr stark für die Maturavorbereitung.&lt;/div&gt;</text:p>
      <text:p text:style-name="Standard"><text:s text:c="10"/>&lt;/div&gt;</text:p>
      <text:p text:style-name="Standard"><text:s text:c="8"/>`;</text:p>
      <text:p text:style-name="Standard"><text:s text:c="8"/>answersEl.innerHTML = "";</text:p>
      <text:p text:style-name="Standard"><text:s text:c="8"/>setFeedback("correct", "<text:span text:style-name="T535">🎉</text:span><text:s/>Du hast das Lernlabyrinth vollständig durchgearbeitet.");</text:p>
      <text:p text:style-name="Standard"><text:s text:c="8"/><text:span text:style-name="T536">restartBtn.style.display = "inline-block";</text:span></text:p>
      <text:p text:style-name="P537"><text:s text:c="8"/>playGoalSound();</text:p>
      <text:p text:style-name="P538"><text:s text:c="8"/>return;</text:p>
      <text:p text:style-name="P539"><text:s text:c="6"/>}</text:p>
      <text:p text:style-name="P540"/>
      <text:p text:style-name="P541"><text:s text:c="6"/>const q = getCurrentQuestion();</text:p>
      <text:p text:style-name="Standard"><text:span text:style-name="T542"><text:s text:c="6"/></text:span><text:span text:style-name="T543">questionTypeEl.textContent = inDetour ? "Umwegfrage" : "Hauptfrage";</text:span></text:p>
      <text:p text:style-name="Standard"><text:span text:style-name="T544"><text:s text:c="6"/>levelInfoEl.textContent = inDetour ?<text:s/></text:span>"Leichter Kontrollschritt" : "Level: " + q.level;</text:p>
      <text:p text:style-name="Standard"><text:s text:c="6"/>stepInfoEl.textContent = inDetour ? "Umweg" : "Feld " + (currentMainIndex + 1);</text:p>
      <text:p text:style-name="Standard"/>
      <text:p text:style-name="Standard"><text:s text:c="6"/>questionTextEl.textContent = q.q;</text:p>
      <text:p text:style-name="Standard"><text:s text:c="6"/><text:span text:style-name="T545">answersEl.innerHTML = "";</text:span></text:p>
      <text:soft-page-break/>
      <text:p text:style-name="P546"><text:s text:c="6"/>q.a.forEach((answer, i) =&gt; {</text:p>
      <text:p text:style-name="P547"><text:s text:c="8"/>const btn = document.createElement("button");</text:p>
      <text:p text:style-name="P548"><text:s text:c="8"/>btn.className = "answer-btn";</text:p>
      <text:p text:style-name="P549"><text:s text:c="8"/>btn.textContent = answer;</text:p>
      <text:p text:style-name="P550"><text:s text:c="8"/>btn.onclick = () =&gt; handleAnswer(i);</text:p>
      <text:p text:style-name="P551"><text:s text:c="8"/>answersEl.appendChild(btn);</text:p>
      <text:p text:style-name="P552"><text:s text:c="6"/>});</text:p>
      <text:p text:style-name="P553"/>
      <text:p text:style-name="P554"><text:s text:c="6"/>if (!inDetour) {</text:p>
      <text:p text:style-name="Standard"><text:span text:style-name="T555"><text:s text:c="8"/></text:span>setFeedback("info", "Wähle die beste Antwort. Bei einem Fehler landest du zuerst auf einem Umweg.");</text:p>
      <text:p text:style-name="Standard"><text:s text:c="6"/>} else {</text:p>
      <text:p text:style-name="Standard"><text:s text:c="8"/>setFeedback("info", "Du bist im Umweg gelandet. Löse diese leichtere Frage, um wieder auf den Hauptweg zurückzukehren.");</text:p>
      <text:p text:style-name="Standard"><text:s text:c="6"/><text:span text:style-name="T556">}</text:span></text:p>
      <text:p text:style-name="P557"><text:s text:c="4"/>}</text:p>
      <text:p text:style-name="P558"/>
      <text:p text:style-name="P559"><text:s text:c="4"/>function shakeQuestionBox() {</text:p>
      <text:p text:style-name="P560"><text:s text:c="6"/>questionBoxEl.classList.remove("shake");</text:p>
      <text:p text:style-name="P561"><text:s text:c="6"/>void questionBoxEl.offsetWidth;</text:p>
      <text:p text:style-name="P562"><text:s text:c="6"/>questionBoxEl.classList.add("shake");</text:p>
      <text:p text:style-name="P563"><text:s text:c="4"/>}</text:p>
      <text:p text:style-name="P564"/>
      <text:p text:style-name="P565"><text:s text:c="4"/>function handleAnswer(answerIndex) {</text:p>
      <text:p text:style-name="P566"><text:s text:c="6"/>if (finished) return;</text:p>
      <text:p text:style-name="P567"/>
      <text:p text:style-name="Standard"><text:span text:style-name="T568"><text:s text:c="6"/></text:span>// AudioContext evtl. erst nach Nutzerinteraktion freigeben</text:p>
      <text:p text:style-name="Standard"><text:s text:c="6"/><text:span text:style-name="T569">if (audioCtx.state === "suspended") {</text:span></text:p>
      <text:p text:style-name="P570"><text:s text:c="8"/>audioCtx.resume();</text:p>
      <text:soft-page-break/>
      <text:p text:style-name="P571"><text:s text:c="6"/>}</text:p>
      <text:p text:style-name="P572"/>
      <text:p text:style-name="P573"><text:s text:c="6"/>const q = getCurrentQuestion();</text:p>
      <text:p text:style-name="P574"/>
      <text:p text:style-name="P575"><text:s text:c="6"/>if (answerIndex === q.correct) {</text:p>
      <text:p text:style-name="P576"><text:s text:c="8"/>playCorrectSound();</text:p>
      <text:p text:style-name="P577"/>
      <text:p text:style-name="P578"><text:s text:c="8"/>if (inDetour) {</text:p>
      <text:p text:style-name="P579"><text:s text:c="10"/>detourCount++;</text:p>
      <text:p text:style-name="P580"><text:s text:c="10"/>inDetour = false;</text:p>
      <text:p text:style-name="Standard"><text:span text:style-name="T581"><text:s text:c="10"/></text:span>currentMainIndex++;</text:p>
      <text:p text:style-name="Standard"><text:s text:c="10"/>setFeedback("correct", `<text:span text:style-name="T582">😊</text:span><text:s/>&lt;strong&gt;Richtig!&lt;/strong&gt; ${q.explanation}&lt;br&gt;Du verlässt den Umweg und gehst ein Feld weiter.`);</text:p>
      <text:p text:style-name="Standard"><text:s text:c="8"/>} else {</text:p>
      <text:p text:style-name="Standard"><text:s text:c="10"/>score++;</text:p>
      <text:p text:style-name="Standard"><text:s text:c="10"/>currentMainIndex++;</text:p>
      <text:p text:style-name="Standard"><text:s text:c="10"/>setFeedback("correct", `<text:span text:style-name="T583">😊</text:span><text:s/>&lt;strong&gt;Richtig!&lt;/strong&gt; ${q.explanation}&lt;br&gt;Du gehst im Labyrinth ein Feld weiter.`);</text:p>
      <text:p text:style-name="Standard"><text:s text:c="8"/><text:span text:style-name="T584">}</text:span></text:p>
      <text:p text:style-name="P585"/>
      <text:p text:style-name="P586"><text:s text:c="8"/>if (currentMainIndex &gt;= mainQuestions.length) {</text:p>
      <text:p text:style-name="P587"><text:s text:c="10"/>finished = true;</text:p>
      <text:p text:style-name="Standard"><text:span text:style-name="T588"><text:s text:c="8"/></text:span>}</text:p>
      <text:p text:style-name="Standard"/>
      <text:p text:style-name="Standard"><text:s text:c="8"/><text:span text:style-name="T589">setTimeout(renderQuestion, 6000);</text:span></text:p>
      <text:p text:style-name="P590"><text:s text:c="6"/>} else {</text:p>
      <text:p text:style-name="P591"><text:s text:c="8"/>playWrongSound();</text:p>
      <text:p text:style-name="P592"><text:s text:c="8"/>shakeQuestionBox();</text:p>
      <text:p text:style-name="P593"/>
      <text:soft-page-break/>
      <text:p text:style-name="Standard"><text:span text:style-name="T594"><text:s text:c="8"/></text:span>if (!inDetour) {</text:p>
      <text:p text:style-name="Standard"><text:s text:c="10"/>inDetour = true;</text:p>
      <text:p text:style-name="Standard"><text:s text:c="10"/>setFeedback("wrong", `<text:span text:style-name="T595">❌</text:span><text:s/>&lt;strong&gt;Falsch.&lt;/strong&gt; ${q.explanation}&lt;br&gt;Du hast eine Sackgasse erwischt und musst erst einen Umweg l<text:span text:style-name="T596">ö</text:span>sen.`);</text:p>
      <text:p text:style-name="Standard"><text:s text:c="10"/>setTimeout(renderQuestion, 6000);</text:p>
      <text:p text:style-name="Standard"><text:s text:c="8"/>} else {</text:p>
      <text:p text:style-name="Standard"><text:s text:c="10"/>setFeedback("wrong", `<text:span text:style-name="T597">❌</text:span><text:s/>&lt;strong&gt;Noch nicht richtig.&lt;/strong&gt; ${q.explanation}&lt;br&gt;Du bleibst im Umweg. Versuch die leichtere Kontrollfrage nochmal.`);</text:p>
      <text:p text:style-name="Standard"><text:s text:c="8"/>}</text:p>
      <text:p text:style-name="Standard"><text:s text:c="6"/>}</text:p>
      <text:p text:style-name="Standard"><text:s text:c="4"/>}</text:p>
      <text:p text:style-name="Standard"/>
      <text:p text:style-name="Standard"><text:s text:c="4"/>restartBtn.addEventListener("click", () =&gt; {</text:p>
      <text:p text:style-name="Standard"><text:s text:c="6"/>currentMainIndex = 0;</text:p>
      <text:p text:style-name="Standard"><text:s text:c="6"/>score = 0;</text:p>
      <text:p text:style-name="Standard"><text:s text:c="6"/><text:span text:style-name="T598">detourCount = 0;</text:span></text:p>
      <text:p text:style-name="P599"><text:s text:c="6"/>inDetour = false;</text:p>
      <text:p text:style-name="P600"><text:s text:c="6"/>finished = false;</text:p>
      <text:p text:style-name="P601"><text:s text:c="6"/>restartBtn.style.display = "none";</text:p>
      <text:p text:style-name="P602"><text:s text:c="6"/>renderQuestion();</text:p>
      <text:p text:style-name="Standard"><text:span text:style-name="T603"><text:s text:c="4"/></text:span>});</text:p>
      <text:p text:style-name="Standard"/>
      <text:p text:style-name="Standard"><text:s text:c="4"/>renderQuestion();</text:p>
      <text:p text:style-name="Standard"><text:s text:c="2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larner Roman</meta:initial-creator>
    <dc:creator>Glarner Roman</dc:creator>
    <meta:creation-date>2026-04-14T08:24:00Z</meta:creation-date>
    <dc:date>2026-04-14T08:24:00Z</dc:date>
    <meta:template xlink:href="Normal" xlink:type="simple"/>
    <meta:editing-cycles>2</meta:editing-cycles>
    <meta:editing-duration>PT0S</meta:editing-duration>
    <meta:document-statistic meta:page-count="27" meta:paragraph-count="44" meta:word-count="3065" meta:character-count="22332" meta:row-count="160" meta:non-whitespace-character-count="19311"/>
  </office:meta>
</office:document-meta>
</file>